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5.28mm"/>
    </style:style>
    <style:style style:name="co5" style:family="table-column">
      <style:table-column-properties fo:break-before="auto" style:column-width="30.36mm"/>
    </style:style>
    <style:style style:name="co6" style:family="table-column">
      <style:table-column-properties fo:break-before="auto" style:column-width="27.89mm"/>
    </style:style>
    <style:style style:name="co7" style:family="table-column">
      <style:table-column-properties fo:break-before="auto" style:column-width="75.64mm"/>
    </style:style>
    <style:style style:name="co8" style:family="table-column">
      <style:table-column-properties fo:break-before="auto" style:column-width="33.43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53.78mm"/>
    </style:style>
    <style:style style:name="co12" style:family="table-column">
      <style:table-column-properties fo:break-before="auto" style:column-width="49.78mm"/>
    </style:style>
    <style:style style:name="co13" style:family="table-column">
      <style:table-column-properties fo:break-before="auto" style:column-width="33.74mm"/>
    </style:style>
    <style:style style:name="co14" style:family="table-column">
      <style:table-column-properties fo:break-before="auto" style:column-width="34.36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0.48mm"/>
    </style:style>
    <style:style style:name="co17" style:family="table-column">
      <style:table-column-properties fo:break-before="auto" style:column-width="14.01mm"/>
    </style:style>
    <style:style style:name="co18" style:family="table-column">
      <style:table-column-properties fo:break-before="auto" style:column-width="19.86mm"/>
    </style:style>
    <style:style style:name="co19" style:family="table-column">
      <style:table-column-properties fo:break-before="auto" style:column-width="18.49mm"/>
    </style:style>
    <style:style style:name="co20" style:family="table-column">
      <style:table-column-properties fo:break-before="auto" style:column-width="28.8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31.89mm"/>
    </style:style>
    <style:style style:name="co25" style:family="table-column">
      <style:table-column-properties fo:break-before="auto" style:column-width="23.57mm"/>
    </style:style>
    <style:style style:name="co26" style:family="table-column">
      <style:table-column-properties fo:break-before="auto" style:column-width="16.93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add58a"/>
    </style:style>
    <style:style style:name="ce3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transparent" fo:border="none"/>
      <style:map style:condition="is-true-formula([.C2]=&quot;&quot;)" style:apply-style-name="Cellule_20_invalide" style:base-cell-address="Feuille1.C2"/>
    </style:style>
    <style:style style:name="ce19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21" style:family="table-cell" style:parent-style-name="Default">
      <style:table-cell-properties fo:background-color="transparent" fo:border="none"/>
      <style:map style:condition="is-true-formula([.C11]=&quot;&quot;)" style:apply-style-name="Cellule_20_invalide" style:base-cell-address="Feuille1.C11"/>
    </style:style>
    <style:style style:name="ce43" style:family="table-cell" style:parent-style-name="Default">
      <style:table-cell-properties fo:background-color="transparent" fo:border="none"/>
      <style:map style:condition="is-true-formula([.C12]=&quot;&quot;)" style:apply-style-name="Cellule_20_invalide" style:base-cell-address="Feuille1.C12"/>
    </style:style>
    <style:style style:name="ce44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46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13" style:family="table-cell" style:parent-style-name="Default">
      <style:table-cell-properties fo:background-color="transparent" fo:border="none"/>
      <style:map style:condition="is-true-formula([.C16]=&quot;&quot;)" style:apply-style-name="Cellule_20_invalide" style:base-cell-address="Feuille1.C16"/>
    </style:style>
    <style:style style:name="ce2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49" style:family="table-cell" style:parent-style-name="Default">
      <style:table-cell-properties fo:background-color="transparent" fo:border="none"/>
      <style:map style:condition="is-true-formula([.C18]=&quot;&quot;)" style:apply-style-name="Cellule_20_invalide" style:base-cell-address="Feuille1.C18"/>
    </style:style>
    <style:style style:name="ce4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4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53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6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58" style:family="table-cell" style:parent-style-name="Default">
      <style:table-cell-properties fo:background-color="transparent" fo:border="none"/>
      <style:map style:condition="is-true-formula([.C26]=&quot;&quot;)" style:apply-style-name="Cellule_20_invalide" style:base-cell-address="Feuille1.C26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64" style:family="table-cell" style:parent-style-name="Default">
      <style:map style:condition="is-true-formula([.C25]=0)" style:apply-style-name="Cellule_20_grisée" style:base-cell-address="Feuille1.D25"/>
      <style:map style:condition="is-true-formula(AND([.C25]&lt;&gt;0;[.D25]=&quot;&quot;))" style:apply-style-name="Cellule_20_invalide" style:base-cell-address="Feuille1.D25"/>
    </style:style>
    <style:style style:name="ce67" style:family="table-cell" style:parent-style-name="Default">
      <style:map style:condition="is-true-formula([.C26]=0)" style:apply-style-name="Cellule_20_grisée" style:base-cell-address="Feuille1.D26"/>
      <style:map style:condition="is-true-formula(AND([.C26]&lt;&gt;0;[.D26]=&quot;&quot;))" style:apply-style-name="Cellule_20_invalide" style:base-cell-address="Feuille1.D26"/>
    </style:style>
    <style:style style:name="ce11" style:family="table-cell" style:parent-style-name="Default">
      <style:map style:condition="is-true-formula([.C29]=0)" style:apply-style-name="Cellule_20_grisée" style:base-cell-address="Feuille1.D29"/>
      <style:map style:condition="is-true-formula(AND([.C29]&lt;&gt;0;[.D29]=&quot;&quot;))" style:apply-style-name="Cellule_20_invalide" style:base-cell-address="Feuille1.D29"/>
    </style:style>
    <style:style style:name="ce14" style:family="table-cell" style:parent-style-name="Default">
      <style:map style:condition="is-true-formula([.C29]=0)" style:apply-style-name="Cellule_20_grisée" style:base-cell-address="Feuille1.E29"/>
    </style:style>
    <style:style style:name="ce15" style:family="table-cell" style:parent-style-name="Default">
      <style:map style:condition="is-true-formula([.C30]=0)" style:apply-style-name="Cellule_20_grisée" style:base-cell-address="Feuille1.E30"/>
    </style:style>
    <style:style style:name="ce17" style:family="table-cell" style:parent-style-name="Default">
      <style:map style:condition="is-true-formula([.C29]=0)" style:apply-style-name="Cellule_20_grisée" style:base-cell-address="Feuille1.F29"/>
    </style:style>
    <style:style style:name="ce78" style:family="table-cell" style:parent-style-name="Default">
      <style:map style:condition="is-true-formula([.G25]=0)" style:apply-style-name="Cellule_20_grisée" style:base-cell-address="Feuille1.H25"/>
      <style:map style:condition="is-true-formula(AND([.G25]&lt;&gt;0;[.H25]=&quot;&quot;))" style:apply-style-name="Cellule_20_invalide" style:base-cell-address="Feuille1.H25"/>
    </style:style>
    <style:style style:name="ce79" style:family="table-cell" style:parent-style-name="Default">
      <style:map style:condition="is-true-formula([.G26]=0)" style:apply-style-name="Cellule_20_grisée" style:base-cell-address="Feuille1.H26"/>
      <style:map style:condition="is-true-formula(AND([.G26]&lt;&gt;0;[.H26]=&quot;&quot;))" style:apply-style-name="Cellule_20_invalide" style:base-cell-address="Feuille1.H26"/>
    </style:style>
    <style:style style:name="ce18" style:family="table-cell" style:parent-style-name="Default">
      <style:map style:condition="is-true-formula([.G29]=0)" style:apply-style-name="Cellule_20_grisée" style:base-cell-address="Feuille1.H29"/>
      <style:map style:condition="is-true-formula(AND([.G29]&lt;&gt;0;[.H29]=&quot;&quot;))" style:apply-style-name="Cellule_20_invalide" style:base-cell-address="Feuille1.H29"/>
    </style:style>
    <style:style style:name="ce20" style:family="table-cell" style:parent-style-name="Default">
      <style:map style:condition="is-true-formula([.K29]=0)" style:apply-style-name="Cellule_20_grisée" style:base-cell-address="Feuille1.L29"/>
      <style:map style:condition="is-true-formula(AND([.K29]&lt;&gt;0;[.L29]=&quot;&quot;))" style:apply-style-name="Cellule_20_invalide" style:base-cell-address="Feuille1.L29"/>
    </style:style>
    <style:style style:name="ce23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4" style:family="table-cell" style:parent-style-name="Default" style:data-style-name="N0">
      <style:map style:condition="is-true-formula([.AA29]=0)" style:apply-style-name="Cellule_20_grisée" style:base-cell-address="Feuille1.AB29"/>
      <style:map style:condition="is-true-formula(AND([.AA29]&lt;&gt;0;[.AB29]=&quot;&quot;))" style:apply-style-name="Cellule_20_invalide" style:base-cell-address="Feuille1.AB29"/>
    </style:style>
    <style:style style:name="ce27" style:family="table-cell" style:parent-style-name="Default" style:data-style-name="N0">
      <style:map style:condition="is-true-formula([.AA29]=0)" style:apply-style-name="Cellule_20_grisée" style:base-cell-address="Feuille1.AC29"/>
      <style:map style:condition="is-true-formula(AND([.AA29]&lt;&gt;0;[.AC29]=&quot;&quot;))" style:apply-style-name="Cellule_20_invalide" style:base-cell-address="Feuille1.AC29"/>
    </style:style>
    <style:style style:name="ce28" style:family="table-cell" style:parent-style-name="Default" style:data-style-name="N0">
      <style:map style:condition="is-true-formula(OR([.AA31]=0;[.AA31]=&quot;line&quot;))" style:apply-style-name="Cellule_20_grisée" style:base-cell-address="Feuille1.AC31"/>
      <style:map style:condition="is-true-formula(AND([.AA31]&lt;&gt;0;[.AC31]=&quot;&quot;))" style:apply-style-name="Cellule_20_invalide" style:base-cell-address="Feuille1.AC31"/>
    </style:style>
    <style:style style:name="ce29" style:family="table-cell" style:parent-style-name="Default" style:data-style-name="N0">
      <style:map style:condition="is-true-formula([.AA2]=0)" style:apply-style-name="Cellule_20_grisée" style:base-cell-address="Feuille1.AD2"/>
      <style:map style:condition="is-true-formula(AND([.AA2]&lt;&gt;0;[.AD2]=&quot;&quot;))" style:apply-style-name="Cellule_20_invalide" style:base-cell-address="Feuille1.AD2"/>
    </style:style>
    <style:style style:name="ce69" style:family="table-cell" style:parent-style-name="Default" style:data-style-name="N0">
      <style:map style:condition="is-true-formula([.AA10]=0)" style:apply-style-name="Cellule_20_grisée" style:base-cell-address="Feuille1.AD10"/>
      <style:map style:condition="is-true-formula(AND([.AA10]&lt;&gt;0;[.AD10]=&quot;&quot;))" style:apply-style-name="Cellule_20_invalide" style:base-cell-address="Feuille1.AD10"/>
    </style:style>
    <style:style style:name="ce71" style:family="table-cell" style:parent-style-name="Default" style:data-style-name="N0">
      <style:map style:condition="is-true-formula([.AA11]=0)" style:apply-style-name="Cellule_20_grisée" style:base-cell-address="Feuille1.AD11"/>
      <style:map style:condition="is-true-formula(AND([.AA11]&lt;&gt;0;[.AD11]=&quot;&quot;))" style:apply-style-name="Cellule_20_invalide" style:base-cell-address="Feuille1.AD11"/>
    </style:style>
    <style:style style:name="ce66" style:family="table-cell" style:parent-style-name="Default" style:data-style-name="N0">
      <style:map style:condition="is-true-formula([.AA12]=0)" style:apply-style-name="Cellule_20_grisée" style:base-cell-address="Feuille1.AD12"/>
      <style:map style:condition="is-true-formula(AND([.AA12]&lt;&gt;0;[.AD12]=&quot;&quot;))" style:apply-style-name="Cellule_20_invalide" style:base-cell-address="Feuille1.AD12"/>
    </style:style>
    <style:style style:name="ce73" style:family="table-cell" style:parent-style-name="Default" style:data-style-name="N0">
      <style:map style:condition="is-true-formula([.AA13]=0)" style:apply-style-name="Cellule_20_grisée" style:base-cell-address="Feuille1.AD13"/>
      <style:map style:condition="is-true-formula(AND([.AA13]&lt;&gt;0;[.AD13]=&quot;&quot;))" style:apply-style-name="Cellule_20_invalide" style:base-cell-address="Feuille1.AD13"/>
    </style:style>
    <style:style style:name="ce89" style:family="table-cell" style:parent-style-name="Default" style:data-style-name="N0">
      <style:map style:condition="is-true-formula([.AA14]=0)" style:apply-style-name="Cellule_20_grisée" style:base-cell-address="Feuille1.AD14"/>
      <style:map style:condition="is-true-formula(AND([.AA14]&lt;&gt;0;[.AD14]=&quot;&quot;))" style:apply-style-name="Cellule_20_invalide" style:base-cell-address="Feuille1.AD14"/>
    </style:style>
    <style:style style:name="ce62" style:family="table-cell" style:parent-style-name="Default" style:data-style-name="N0">
      <style:map style:condition="is-true-formula([.AA16]=0)" style:apply-style-name="Cellule_20_grisée" style:base-cell-address="Feuille1.AD16"/>
      <style:map style:condition="is-true-formula(AND([.AA16]&lt;&gt;0;[.AD16]=&quot;&quot;))" style:apply-style-name="Cellule_20_invalide" style:base-cell-address="Feuille1.AD16"/>
    </style:style>
    <style:style style:name="ce63" style:family="table-cell" style:parent-style-name="Default" style:data-style-name="N0">
      <style:map style:condition="is-true-formula([.AA17]=0)" style:apply-style-name="Cellule_20_grisée" style:base-cell-address="Feuille1.AD17"/>
      <style:map style:condition="is-true-formula(AND([.AA17]&lt;&gt;0;[.AD17]=&quot;&quot;))" style:apply-style-name="Cellule_20_invalide" style:base-cell-address="Feuille1.AD17"/>
    </style:style>
    <style:style style:name="ce96" style:family="table-cell" style:parent-style-name="Default" style:data-style-name="N0">
      <style:map style:condition="is-true-formula([.AA18]=0)" style:apply-style-name="Cellule_20_grisée" style:base-cell-address="Feuille1.AD18"/>
      <style:map style:condition="is-true-formula(AND([.AA18]&lt;&gt;0;[.AD18]=&quot;&quot;))" style:apply-style-name="Cellule_20_invalide" style:base-cell-address="Feuille1.AD18"/>
    </style:style>
    <style:style style:name="ce74" style:family="table-cell" style:parent-style-name="Default" style:data-style-name="N0">
      <style:map style:condition="is-true-formula([.AA20]=0)" style:apply-style-name="Cellule_20_grisée" style:base-cell-address="Feuille1.AD20"/>
      <style:map style:condition="is-true-formula(AND([.AA20]&lt;&gt;0;[.AD20]=&quot;&quot;))" style:apply-style-name="Cellule_20_invalide" style:base-cell-address="Feuille1.AD20"/>
    </style:style>
    <style:style style:name="ce76" style:family="table-cell" style:parent-style-name="Default" style:data-style-name="N0">
      <style:map style:condition="is-true-formula([.AA21]=0)" style:apply-style-name="Cellule_20_grisée" style:base-cell-address="Feuille1.AD21"/>
      <style:map style:condition="is-true-formula(AND([.AA21]&lt;&gt;0;[.AD21]=&quot;&quot;))" style:apply-style-name="Cellule_20_invalide" style:base-cell-address="Feuille1.AD21"/>
    </style:style>
    <style:style style:name="ce103" style:family="table-cell" style:parent-style-name="Default" style:data-style-name="N0">
      <style:map style:condition="is-true-formula([.AA22]=0)" style:apply-style-name="Cellule_20_grisée" style:base-cell-address="Feuille1.AD22"/>
      <style:map style:condition="is-true-formula(AND([.AA22]&lt;&gt;0;[.AD22]=&quot;&quot;))" style:apply-style-name="Cellule_20_invalide" style:base-cell-address="Feuille1.AD22"/>
    </style:style>
    <style:style style:name="ce112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114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115" style:family="table-cell" style:parent-style-name="Default" style:data-style-name="N0">
      <style:map style:condition="is-true-formula(OR([.AA10]=0;[.AA10]=0=&quot;line&quot;;[.AA10]=0=&quot;circle&quot;))" style:apply-style-name="Cellule_20_grisée" style:base-cell-address="Feuille1.AE10"/>
      <style:map style:condition="is-true-formula(AND([.AB10]&lt;&gt;0;[.AE10]=&quot;&quot;))" style:apply-style-name="Cellule_20_invalide" style:base-cell-address="Feuille1.AE10"/>
    </style:style>
    <style:style style:name="ce117" style:family="table-cell" style:parent-style-name="Default" style:data-style-name="N0">
      <style:map style:condition="is-true-formula(OR([.AA11]=0;[.AA11]=0=&quot;line&quot;;[.AA11]=0=&quot;circle&quot;))" style:apply-style-name="Cellule_20_grisée" style:base-cell-address="Feuille1.AE11"/>
      <style:map style:condition="is-true-formula(AND([.AB11]&lt;&gt;0;[.AE11]=&quot;&quot;))" style:apply-style-name="Cellule_20_invalide" style:base-cell-address="Feuille1.AE11"/>
    </style:style>
    <style:style style:name="ce119" style:family="table-cell" style:parent-style-name="Default" style:data-style-name="N0">
      <style:map style:condition="is-true-formula(OR([.AA12]=0;[.AA12]=0=&quot;line&quot;;[.AA12]=0=&quot;circle&quot;))" style:apply-style-name="Cellule_20_grisée" style:base-cell-address="Feuille1.AE12"/>
      <style:map style:condition="is-true-formula(AND([.AB12]&lt;&gt;0;[.AE12]=&quot;&quot;))" style:apply-style-name="Cellule_20_invalide" style:base-cell-address="Feuille1.AE12"/>
    </style:style>
    <style:style style:name="ce121" style:family="table-cell" style:parent-style-name="Default" style:data-style-name="N0">
      <style:map style:condition="is-true-formula(OR([.AA13]=0;[.AA13]=0=&quot;line&quot;;[.AA13]=0=&quot;circle&quot;))" style:apply-style-name="Cellule_20_grisée" style:base-cell-address="Feuille1.AE13"/>
      <style:map style:condition="is-true-formula(AND([.AB13]&lt;&gt;0;[.AE13]=&quot;&quot;))" style:apply-style-name="Cellule_20_invalide" style:base-cell-address="Feuille1.AE13"/>
    </style:style>
    <style:style style:name="ce122" style:family="table-cell" style:parent-style-name="Default" style:data-style-name="N0">
      <style:map style:condition="is-true-formula(OR([.AA14]=0;[.AA14]=0=&quot;line&quot;;[.AA14]=0=&quot;circle&quot;))" style:apply-style-name="Cellule_20_grisée" style:base-cell-address="Feuille1.AE14"/>
      <style:map style:condition="is-true-formula(AND([.AB14]&lt;&gt;0;[.AE14]=&quot;&quot;))" style:apply-style-name="Cellule_20_invalide" style:base-cell-address="Feuille1.AE14"/>
    </style:style>
    <style:style style:name="ce123" style:family="table-cell" style:parent-style-name="Default" style:data-style-name="N0">
      <style:map style:condition="is-true-formula(OR([.AA16]=0;[.AA16]=0=&quot;line&quot;;[.AA16]=0=&quot;circle&quot;))" style:apply-style-name="Cellule_20_grisée" style:base-cell-address="Feuille1.AE16"/>
      <style:map style:condition="is-true-formula(AND([.AB16]&lt;&gt;0;[.AE16]=&quot;&quot;))" style:apply-style-name="Cellule_20_invalide" style:base-cell-address="Feuille1.AE16"/>
    </style:style>
    <style:style style:name="ce124" style:family="table-cell" style:parent-style-name="Default" style:data-style-name="N0">
      <style:map style:condition="is-true-formula(OR([.AA17]=0;[.AA17]=0=&quot;line&quot;;[.AA17]=0=&quot;circle&quot;))" style:apply-style-name="Cellule_20_grisée" style:base-cell-address="Feuille1.AE17"/>
      <style:map style:condition="is-true-formula(AND([.AB17]&lt;&gt;0;[.AE17]=&quot;&quot;))" style:apply-style-name="Cellule_20_invalide" style:base-cell-address="Feuille1.AE17"/>
    </style:style>
    <style:style style:name="ce125" style:family="table-cell" style:parent-style-name="Default" style:data-style-name="N0">
      <style:map style:condition="is-true-formula(OR([.AA18]=0;[.AA18]=0=&quot;line&quot;;[.AA18]=0=&quot;circle&quot;))" style:apply-style-name="Cellule_20_grisée" style:base-cell-address="Feuille1.AE18"/>
      <style:map style:condition="is-true-formula(AND([.AB18]&lt;&gt;0;[.AE18]=&quot;&quot;))" style:apply-style-name="Cellule_20_invalide" style:base-cell-address="Feuille1.AE18"/>
    </style:style>
    <style:style style:name="ce126" style:family="table-cell" style:parent-style-name="Default" style:data-style-name="N0">
      <style:map style:condition="is-true-formula(OR([.AA20]=0;[.AA20]=0=&quot;line&quot;;[.AA20]=0=&quot;circle&quot;))" style:apply-style-name="Cellule_20_grisée" style:base-cell-address="Feuille1.AE20"/>
      <style:map style:condition="is-true-formula(AND([.AB20]&lt;&gt;0;[.AE20]=&quot;&quot;))" style:apply-style-name="Cellule_20_invalide" style:base-cell-address="Feuille1.AE20"/>
    </style:style>
    <style:style style:name="ce127" style:family="table-cell" style:parent-style-name="Default" style:data-style-name="N0">
      <style:map style:condition="is-true-formula(OR([.AA21]=0;[.AA21]=0=&quot;line&quot;;[.AA21]=0=&quot;circle&quot;))" style:apply-style-name="Cellule_20_grisée" style:base-cell-address="Feuille1.AE21"/>
      <style:map style:condition="is-true-formula(AND([.AB21]&lt;&gt;0;[.AE21]=&quot;&quot;))" style:apply-style-name="Cellule_20_invalide" style:base-cell-address="Feuille1.AE21"/>
    </style:style>
    <style:style style:name="ce129" style:family="table-cell" style:parent-style-name="Default" style:data-style-name="N0">
      <style:map style:condition="is-true-formula(OR([.AA22]=0;[.AA22]=0=&quot;line&quot;;[.AA22]=0=&quot;circle&quot;))" style:apply-style-name="Cellule_20_grisée" style:base-cell-address="Feuille1.AE22"/>
      <style:map style:condition="is-true-formula(AND([.AB22]&lt;&gt;0;[.AE22]=&quot;&quot;))" style:apply-style-name="Cellule_20_invalide" style:base-cell-address="Feuille1.AE22"/>
    </style:style>
    <style:style style:name="ce130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133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134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136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87" style:family="table-cell" style:parent-style-name="Default" style:data-style-name="N0">
      <style:map style:condition="cell-content()=&quot;&quot;" style:apply-style-name="Cellule_20_invalide" style:base-cell-address="Feuille1.AG10"/>
    </style:style>
    <style:style style:name="ce88" style:family="table-cell" style:parent-style-name="Default" style:data-style-name="N0">
      <style:map style:condition="cell-content()=&quot;&quot;" style:apply-style-name="Cellule_20_invalide" style:base-cell-address="Feuille1.AG11"/>
    </style:style>
    <style:style style:name="ce101" style:family="table-cell" style:parent-style-name="Default" style:data-style-name="N0">
      <style:map style:condition="cell-content()=&quot;&quot;" style:apply-style-name="Cellule_20_invalide" style:base-cell-address="Feuille1.AG12"/>
    </style:style>
    <style:style style:name="ce70" style:family="table-cell" style:parent-style-name="Default" style:data-style-name="N0">
      <style:map style:condition="cell-content()=&quot;&quot;" style:apply-style-name="Cellule_20_invalide" style:base-cell-address="Feuille1.AG13"/>
    </style:style>
    <style:style style:name="ce128" style:family="table-cell" style:parent-style-name="Default" style:data-style-name="N0">
      <style:map style:condition="cell-content()=&quot;&quot;" style:apply-style-name="Cellule_20_invalide" style:base-cell-address="Feuille1.AG14"/>
    </style:style>
    <style:style style:name="ce104" style:family="table-cell" style:parent-style-name="Default" style:data-style-name="N0">
      <style:map style:condition="cell-content()=&quot;&quot;" style:apply-style-name="Cellule_20_invalide" style:base-cell-address="Feuille1.AG16"/>
    </style:style>
    <style:style style:name="ce105" style:family="table-cell" style:parent-style-name="Default" style:data-style-name="N0">
      <style:map style:condition="cell-content()=&quot;&quot;" style:apply-style-name="Cellule_20_invalide" style:base-cell-address="Feuille1.AG17"/>
    </style:style>
    <style:style style:name="ce131" style:family="table-cell" style:parent-style-name="Default" style:data-style-name="N0">
      <style:map style:condition="cell-content()=&quot;&quot;" style:apply-style-name="Cellule_20_invalide" style:base-cell-address="Feuille1.AG18"/>
    </style:style>
    <style:style style:name="ce91" style:family="table-cell" style:parent-style-name="Default" style:data-style-name="N0">
      <style:map style:condition="cell-content()=&quot;&quot;" style:apply-style-name="Cellule_20_invalide" style:base-cell-address="Feuille1.AG20"/>
    </style:style>
    <style:style style:name="ce92" style:family="table-cell" style:parent-style-name="Default" style:data-style-name="N0">
      <style:map style:condition="cell-content()=&quot;&quot;" style:apply-style-name="Cellule_20_invalide" style:base-cell-address="Feuille1.AG21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G22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G24"/>
    </style:style>
    <style:style style:name="ce152" style:family="table-cell" style:parent-style-name="Default" style:data-style-name="N0">
      <style:map style:condition="cell-content()=&quot;&quot;" style:apply-style-name="Cellule_20_invalide" style:base-cell-address="Feuille1.AH10"/>
    </style:style>
    <style:style style:name="ce95" style:family="table-cell" style:parent-style-name="Default" style:data-style-name="N0">
      <style:map style:condition="cell-content()=&quot;&quot;" style:apply-style-name="Cellule_20_invalide" style:base-cell-address="Feuille1.AH11"/>
    </style:style>
    <style:style style:name="ce154" style:family="table-cell" style:parent-style-name="Default" style:data-style-name="N0">
      <style:map style:condition="cell-content()=&quot;&quot;" style:apply-style-name="Cellule_20_invalide" style:base-cell-address="Feuille1.AH12"/>
    </style:style>
    <style:style style:name="ce155" style:family="table-cell" style:parent-style-name="Default" style:data-style-name="N0">
      <style:map style:condition="cell-content()=&quot;&quot;" style:apply-style-name="Cellule_20_invalide" style:base-cell-address="Feuille1.AH13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H14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H15"/>
    </style:style>
    <style:style style:name="ce118" style:family="table-cell" style:parent-style-name="Default" style:data-style-name="N0">
      <style:map style:condition="cell-content()=&quot;&quot;" style:apply-style-name="Cellule_20_invalide" style:base-cell-address="Feuille1.AH16"/>
    </style:style>
    <style:style style:name="ce159" style:family="table-cell" style:parent-style-name="Default" style:data-style-name="N0">
      <style:map style:condition="cell-content()=&quot;&quot;" style:apply-style-name="Cellule_20_invalide" style:base-cell-address="Feuille1.AH17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H18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H19"/>
    </style:style>
    <style:style style:name="ce162" style:family="table-cell" style:parent-style-name="Default" style:data-style-name="N0">
      <style:map style:condition="cell-content()=&quot;&quot;" style:apply-style-name="Cellule_20_invalide" style:base-cell-address="Feuille1.AH20"/>
    </style:style>
    <style:style style:name="ce99" style:family="table-cell" style:parent-style-name="Default" style:data-style-name="N0">
      <style:map style:condition="cell-content()=&quot;&quot;" style:apply-style-name="Cellule_20_invalide" style:base-cell-address="Feuille1.AH21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H22"/>
    </style:style>
    <style:style style:name="ce132" style:family="table-cell" style:parent-style-name="Default" style:data-style-name="N0">
      <style:map style:condition="cell-content()=&quot;&quot;" style:apply-style-name="Cellule_20_invalide" style:base-cell-address="Feuille1.AH24"/>
    </style:style>
    <style:style style:name="ce168" style:family="table-cell" style:parent-style-name="Default" style:data-style-name="N0">
      <style:map style:condition="cell-content()=&quot;&quot;" style:apply-style-name="Cellule_20_invalide" style:base-cell-address="Feuille1.AI10"/>
    </style:style>
    <style:style style:name="ce169" style:family="table-cell" style:parent-style-name="Default" style:data-style-name="N0">
      <style:map style:condition="cell-content()=&quot;&quot;" style:apply-style-name="Cellule_20_invalide" style:base-cell-address="Feuille1.AI11"/>
    </style:style>
    <style:style style:name="ce170" style:family="table-cell" style:parent-style-name="Default" style:data-style-name="N0">
      <style:map style:condition="cell-content()=&quot;&quot;" style:apply-style-name="Cellule_20_invalide" style:base-cell-address="Feuille1.AI12"/>
    </style:style>
    <style:style style:name="ce171" style:family="table-cell" style:parent-style-name="Default" style:data-style-name="N0">
      <style:map style:condition="cell-content()=&quot;&quot;" style:apply-style-name="Cellule_20_invalide" style:base-cell-address="Feuille1.AI13"/>
    </style:style>
    <style:style style:name="ce172" style:family="table-cell" style:parent-style-name="Default" style:data-style-name="N0">
      <style:map style:condition="cell-content()=&quot;&quot;" style:apply-style-name="Cellule_20_invalide" style:base-cell-address="Feuille1.AI15"/>
    </style:style>
    <style:style style:name="ce173" style:family="table-cell" style:parent-style-name="Default" style:data-style-name="N0">
      <style:map style:condition="cell-content()=&quot;&quot;" style:apply-style-name="Cellule_20_invalide" style:base-cell-address="Feuille1.AI16"/>
    </style:style>
    <style:style style:name="ce174" style:family="table-cell" style:parent-style-name="Default" style:data-style-name="N0">
      <style:map style:condition="cell-content()=&quot;&quot;" style:apply-style-name="Cellule_20_invalide" style:base-cell-address="Feuille1.AI17"/>
    </style:style>
    <style:style style:name="ce175" style:family="table-cell" style:parent-style-name="Default" style:data-style-name="N0">
      <style:map style:condition="cell-content()=&quot;&quot;" style:apply-style-name="Cellule_20_invalide" style:base-cell-address="Feuille1.AI19"/>
    </style:style>
    <style:style style:name="ce176" style:family="table-cell" style:parent-style-name="Default" style:data-style-name="N0">
      <style:map style:condition="cell-content()=&quot;&quot;" style:apply-style-name="Cellule_20_invalide" style:base-cell-address="Feuille1.AI20"/>
    </style:style>
    <style:style style:name="ce177" style:family="table-cell" style:parent-style-name="Default" style:data-style-name="N0">
      <style:map style:condition="cell-content()=&quot;&quot;" style:apply-style-name="Cellule_20_invalide" style:base-cell-address="Feuille1.AI21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I24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I25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I29"/>
    </style:style>
    <style:style style:name="ce194" style:family="table-cell" style:parent-style-name="Default">
      <style:table-cell-properties fo:background-color="#ed1c24"/>
    </style:style>
    <style:style style:name="ce195" style:family="table-cell" style:parent-style-name="Default">
      <style:table-cell-properties fo:background-color="#f58220"/>
    </style:style>
    <style:style style:name="ce196" style:family="table-cell" style:parent-style-name="Default">
      <style:table-cell-properties fo:background-color="#00aaad"/>
    </style:style>
    <style:style style:name="ce197" style:family="table-cell" style:parent-style-name="Default">
      <style:table-cell-properties fo:background-color="#00a65d"/>
    </style:style>
    <style:style style:name="ce198" style:family="table-cell" style:parent-style-name="Default">
      <style:table-cell-properties fo:background-color="#a3238e"/>
    </style:style>
    <style:style style:name="ce199" style:family="table-cell" style:parent-style-name="Default">
      <style:table-cell-properties fo:background-color="#fcc79b"/>
    </style:style>
    <style:style style:name="ce33" style:family="table-cell" style:parent-style-name="Default">
      <style:map style:condition="is-true-formula([.AK29]=0)" style:apply-style-name="Cellule_20_grisée" style:base-cell-address="Feuille1.AL29"/>
      <style:map style:condition="is-true-formula(AND([.AK29]&lt;&gt;0;[.AL29]=&quot;&quot;))" style:apply-style-name="Cellule_20_invalide" style:base-cell-address="Feuille1.AL29"/>
    </style:style>
    <style:style style:name="ce201" style:family="table-cell" style:parent-style-name="Default">
      <style:table-cell-properties fo:background-color="#fcc79b"/>
      <style:text-properties fo:color="#000000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5" style:family="table-cell" style:parent-style-name="Default" style:data-style-name="N0">
      <style:map style:condition="is-true-formula([.AA29]=0)" style:apply-style-name="Cellule_20_grisée" style:base-cell-address="Feuille1.AB29"/>
      <style:map style:condition="is-true-formula(AND([.AA29]&lt;&gt;0;[.AB29]=&quot;&quot;))" style:apply-style-name="Cellule_20_invalide" style:base-cell-address="Feuille1.AB29"/>
    </style:style>
    <style:style style:name="ce36" style:family="table-cell" style:parent-style-name="Default" style:data-style-name="N0">
      <style:map style:condition="is-true-formula(OR([.AM70]=0;[.AM70]=&quot;wakeUp&quot;))" style:apply-style-name="Cellule_20_grisée" style:base-cell-address="Feuille1.AN70"/>
      <style:map style:condition="is-true-formula(AND([.AM70]&lt;&gt;0;[.AN70]=&quot;&quot;))" style:apply-style-name="Cellule_20_invalide" style:base-cell-address="Feuille1.AN70"/>
    </style:style>
    <style:style style:name="ce37" style:family="table-cell" style:parent-style-name="Default" style:data-style-name="N0">
      <style:map style:condition="is-true-formula(OR([.AN70]=0;[.AN70]=&quot;wakeUp&quot;))" style:apply-style-name="Cellule_20_grisée" style:base-cell-address="Feuille1.AO70"/>
      <style:map style:condition="is-true-formula(AND([.AN70]&lt;&gt;0;[.AO70]=&quot;&quot;))" style:apply-style-name="Cellule_20_invalide" style:base-cell-address="Feuille1.AO70"/>
    </style:style>
    <style:style style:name="ce7" style:family="table-cell" style:parent-style-name="Default">
      <style:table-cell-properties fo:background-color="transparent"/>
    </style:style>
    <style:style style:name="ce38" style:family="table-cell" style:parent-style-name="Default" style:data-style-name="N0">
      <style:map style:condition="is-true-formula([.AA2]=0)" style:apply-style-name="Cellule_20_grisée" style:base-cell-address="Feuille1.AD2"/>
      <style:map style:condition="is-true-formula(AND([.AA2]&lt;&gt;0;[.AD2]=&quot;&quot;))" style:apply-style-name="Cellule_20_invalide" style:base-cell-address="Feuille1.AD2"/>
    </style:style>
    <style:style style:name="ce39" style:family="table-cell" style:parent-style-name="Default" style:data-style-name="N0">
      <style:map style:condition="is-true-formula([.AA2]=0)" style:apply-style-name="Cellule_20_grisée" style:base-cell-address="Feuille1.AD2"/>
      <style:map style:condition="is-true-formula(AND([.AA2]&lt;&gt;0;[.AD2]=&quot;&quot;))" style:apply-style-name="Cellule_20_invalide" style:base-cell-address="Feuille1.AD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-ascending" table:base-cell-address="Feuille1.O31"/>
        <table:content-validation table:name="val3" table:condition="of:cell-content-is-in-list(&quot;0&quot;;&quot;1&quot;)" table:allow-empty-cell="true" table:display-list="sort-ascending" table:base-cell-address="Feuille1.AE2"/>
        <table:content-validation table:name="val4" table:condition="of:cell-content-is-in-list(&quot;0&quot;;&quot;1&quot;)" table:allow-empty-cell="true" table:display-list="sort-ascending" table:base-cell-address="Feuille1.AE9"/>
        <table:content-validation table:name="val5" table:condition="of:cell-content-is-in-list(&quot;0&quot;;&quot;1&quot;)" table:allow-empty-cell="true" table:display-list="sort-ascending" table:base-cell-address="Feuille1.AE24"/>
        <table:content-validation table:name="val6" table:condition="of:cell-content-is-in-list(&quot;0&quot;;&quot;1&quot;)" table:allow-empty-cell="true" table:display-list="sort-ascending" table:base-cell-address="Feuille1.AE29"/>
        <table:content-validation table:name="val7" table:condition="of:cell-content-is-in-list(&quot;0&quot;;&quot;1&quot;)" table:allow-empty-cell="true" table:display-list="sort-ascending" table:base-cell-address="Feuille1.AE70"/>
        <table:content-validation table:name="val8" table:condition="of:cell-content-is-in-list(&quot;0&quot;;&quot;1&quot;)" table:allow-empty-cell="true" table:display-list="sort-ascending" table:base-cell-address="Feuille1.AE81"/>
        <table:content-validation table:name="val9" table:condition="of:cell-content-is-in-list(&quot;0&quot;;&quot;immune&quot;;&quot;ghost&quot;;&quot;death&quot;;&quot;face_target&quot;;&quot;reset_facing&quot;)" table:allow-empty-cell="true" table:display-list="sort-ascending" table:base-cell-address="Feuille1.Q29"/>
        <table:content-validation table:name="val10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U29"/>
        <table:content-validation table:name="val11" table:condition="of:cell-content-is-in-list(&quot;greater&quot;;&quot;lesser&quot;;&quot;equal&quot;)" table:allow-empty-cell="true" table:display-list="sort-ascending" table:base-cell-address="Feuille1.V29"/>
        <table:content-validation table:name="val12" table:condition="of:cell-content-is-in-list([$Feuille1.$A$29:$Feuille1.$A$153])" table:allow-empty-cell="true" table:display-list="unsorted" table:base-cell-address="Feuille1.X29"/>
        <table:content-validation table:name="val13" table:condition="of:cell-content-is-in-list([$Feuille1.$A$42:$Feuille1.$A$153])" table:allow-empty-cell="true" table:display-list="unsorted" table:base-cell-address="Feuille1.X29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column table:style-name="co6" table:default-cell-style-name="ce17"/>
        <table:table-column table:style-name="co7" table:default-cell-style-name="ce9"/>
        <table:table-column table:style-name="co8" table:default-cell-style-name="ce11"/>
        <table:table-column table:style-name="co9" table:default-cell-style-name="ce14"/>
        <table:table-column table:style-name="co10" table:default-cell-style-name="ce17"/>
        <table:table-column table:style-name="co11" table:default-cell-style-name="ce9"/>
        <table:table-column table:style-name="co8" table:default-cell-style-name="ce20"/>
        <table:table-column table:style-name="co9" table:default-cell-style-name="ce14"/>
        <table:table-column table:style-name="co10" table:default-cell-style-name="ce14"/>
        <table:table-column table:style-name="co12" table:default-cell-style-name="ce9"/>
        <table:table-column table:style-name="co8" table:default-cell-style-name="ce20"/>
        <table:table-column table:style-name="co9" table:default-cell-style-name="ce14"/>
        <table:table-column table:style-name="co10" table:default-cell-style-name="ce14"/>
        <table:table-column table:style-name="co13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default-cell-style-name="ce20"/>
        <table:table-column table:style-name="co14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default-cell-style-name="ce20"/>
        <table:table-column table:style-name="co15" table:default-cell-style-name="ce23"/>
        <table:table-column table:style-name="co16" table:default-cell-style-name="ce24"/>
        <table:table-column table:style-name="co17" table:default-cell-style-name="ce27"/>
        <table:table-column table:style-name="co18" table:default-cell-style-name="ce29"/>
        <table:table-column table:style-name="co19" table:default-cell-style-name="ce136"/>
        <table:table-column table:style-name="co20" table:default-cell-style-name="ce31"/>
        <table:table-column table:style-name="co21" table:number-columns-repeated="2" table:default-cell-style-name="ce32"/>
        <table:table-column table:style-name="co22" table:default-cell-style-name="Default"/>
        <table:table-column table:style-name="co23" table:default-cell-style-name="ce31"/>
        <table:table-column table:style-name="co14" table:default-cell-style-name="ce9"/>
        <table:table-column table:style-name="co24" table:default-cell-style-name="ce33"/>
        <table:table-column table:style-name="co21" table:default-cell-style-name="ce34"/>
        <table:table-column table:style-name="co25" table:default-cell-style-name="ce35"/>
        <table:table-column table:style-name="co26" table:default-cell-style-name="ce27"/>
        <table:table-column table:style-name="co1" table:default-cell-style-name="ce38"/>
        <table:table-column table:style-name="co25" table:default-cell-style-name="ce34"/>
        <table:table-column table:style-name="co17" table:default-cell-style-name="ce35"/>
        <table:table-column table:style-name="co27" table:default-cell-style-name="ce27"/>
        <table:table-column table:style-name="co11" table:default-cell-style-name="ce39"/>
        <table:table-column table:style-name="co28" table:default-cell-style-name="Default"/>
        <table:table-column table:style-name="co29" table:number-columns-repeated="977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ammo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ammo_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ammo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ammo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ammo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ammo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</table:table-row>
        <table:table-row table:style-name="ro2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style-name="Default" office:value-type="string" calcext:value-type="string">
            <text:p>fireball_slalom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style-name="Default" office:value-type="string" calcext:value-type="string">
            <text:p>fireball_slalom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_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160" calcext:value-type="float">
            <text:p>-16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32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office:value-type="string" calcext:value-type="string">
            <text:p>KatyushaIntro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KatyushaIntroWait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9" table:content-validation-name="val2" office:value-type="float" office:value="1" calcext:value-type="float">
            <text:p>1</text:p>
          </table:table-cell>
          <table:table-cell table:style-name="ce115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87" table:content-validation-name="val9" office:value-type="string" calcext:value-type="string">
            <text:p>ghost</text:p>
          </table:table-cell>
          <table:table-cell table:style-name="ce152" table:content-validation-name="val9" office:value-type="float" office:value="0" calcext:value-type="float">
            <text:p>0</text:p>
          </table:table-cell>
          <table:table-cell table:style-name="ce168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5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KatyushaIntroTurn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1" table:content-validation-name="val2" office:value-type="float" office:value="1" calcext:value-type="float">
            <text:p>1</text:p>
          </table:table-cell>
          <table:table-cell table:style-name="ce117" table:content-validation-name="val4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ce88" table:content-validation-name="val9" office:value-type="string" calcext:value-type="string">
            <text:p>ghost</text:p>
          </table:table-cell>
          <table:table-cell table:style-name="ce95" table:content-validation-name="val9" office:value-type="string" calcext:value-type="string">
            <text:p>reset_facing</text:p>
          </table:table-cell>
          <table:table-cell table:style-name="ce169" table:content-validation-name="val9" office:value-type="string" calcext:value-type="string">
            <text:p>freeze</text:p>
          </table:table-cell>
          <table:table-cell table:style-name="ce194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IntroMoveBac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KatyushaIntroMoveBack</text:p>
          </table:table-cell>
          <table:table-cell office:value-type="float" office:value="-30" calcext:value-type="float">
            <text:p>-30</text:p>
          </table:table-cell>
          <table:table-cell table:style-name="ce43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6" table:content-validation-name="val2" office:value-type="float" office:value="1" calcext:value-type="float">
            <text:p>1</text:p>
          </table:table-cell>
          <table:table-cell table:style-name="ce119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01" table:content-validation-name="val9" office:value-type="string" calcext:value-type="string">
            <text:p>ghost</text:p>
          </table:table-cell>
          <table:table-cell table:style-name="ce154" table:content-validation-name="val9" office:value-type="float" office:value="0" calcext:value-type="float">
            <text:p>0</text:p>
          </table:table-cell>
          <table:table-cell table:style-name="ce170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30" calcext:value-type="float">
            <text:p>130</text:p>
          </table:table-cell>
          <table:table-cell table:style-name="ce7" office:value-type="string" calcext:value-type="string">
            <text:p>KatyushaIntroWait2</text:p>
          </table:table-cell>
          <table:table-cell table:style-name="ce197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KatyushaIntroWait2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3" table:content-validation-name="val2" office:value-type="float" office:value="1" calcext:value-type="float">
            <text:p>1</text:p>
          </table:table-cell>
          <table:table-cell table:style-name="ce121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0" table:content-validation-name="val9" office:value-type="string" calcext:value-type="string">
            <text:p>ghost</text:p>
          </table:table-cell>
          <table:table-cell table:style-name="ce155" table:content-validation-name="val9" office:value-type="float" office:value="0" calcext:value-type="float">
            <text:p>0</text:p>
          </table:table-cell>
          <table:table-cell table:style-name="ce171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7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89" table:content-validation-name="val2" office:value-type="float" office:value="1" calcext:value-type="float">
            <text:p>1</text:p>
          </table:table-cell>
          <table:table-cell table:style-name="ce122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8" table:content-validation-name="val9" office:value-type="string" calcext:value-type="string">
            <text:p>ghost</text:p>
          </table:table-cell>
          <table:table-cell table:number-columns-repeated="2" table:style-name="ce156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ce7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Sandbox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160" calcext:value-type="float">
            <text:p>-16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style-name="ce157" table:content-validation-name="val9" office:value-type="float" office:value="0" calcext:value-type="float">
            <text:p>0</text:p>
          </table:table-cell>
          <table:table-cell table:style-name="ce172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40" calcext:value-type="float">
            <text:p>340</text:p>
          </table:table-cell>
          <table:table-cell table:style-name="ce7" office:value-type="string" calcext:value-type="string">
            <text:p>L_Itsukoi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L_ItsukoiIntroTurn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62" table:content-validation-name="val2" office:value-type="float" office:value="1" calcext:value-type="float">
            <text:p>1</text:p>
          </table:table-cell>
          <table:table-cell table:style-name="ce123" table:content-validation-name="val4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ce104" table:content-validation-name="val9" office:value-type="string" calcext:value-type="string">
            <text:p>ghost</text:p>
          </table:table-cell>
          <table:table-cell table:style-name="ce118" table:content-validation-name="val9" office:value-type="string" calcext:value-type="string">
            <text:p>reset_facing</text:p>
          </table:table-cell>
          <table:table-cell table:style-name="ce173" table:content-validation-name="val9" office:value-type="string" calcext:value-type="string">
            <text:p>freeze</text:p>
          </table:table-cell>
          <table:table-cell table:style-name="ce195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IntroMoveU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L_ItsukoiIntroMoveUp</text:p>
          </table:table-cell>
          <table:table-cell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3" table:content-validation-name="val2" office:value-type="float" office:value="1" calcext:value-type="float">
            <text:p>1</text:p>
          </table:table-cell>
          <table:table-cell table:style-name="ce12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05" table:content-validation-name="val9" office:value-type="string" calcext:value-type="string">
            <text:p>ghost</text:p>
          </table:table-cell>
          <table:table-cell table:style-name="ce159" table:content-validation-name="val9" office:value-type="float" office:value="0" calcext:value-type="float">
            <text:p>0</text:p>
          </table:table-cell>
          <table:table-cell table:style-name="ce174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96" table:content-validation-name="val2" office:value-type="float" office:value="1" calcext:value-type="float">
            <text:p>1</text:p>
          </table:table-cell>
          <table:table-cell table:style-name="ce125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31" table:content-validation-name="val9" office:value-type="string" calcext:value-type="string">
            <text:p>ghost</text:p>
          </table:table-cell>
          <table:table-cell table:number-columns-repeated="2" table:style-name="ce160" table:content-validation-name="val9" office:value-type="float" office:value="0" calcext:value-type="float">
            <text:p>0</text:p>
          </table:table-cell>
          <table:table-cell table:style-name="ce196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198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160" calcext:value-type="float">
            <text:p>-16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style-name="ce161" table:content-validation-name="val9" office:value-type="float" office:value="0" calcext:value-type="float">
            <text:p>0</text:p>
          </table:table-cell>
          <table:table-cell table:style-name="ce175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40" calcext:value-type="float">
            <text:p>740</text:p>
          </table:table-cell>
          <table:table-cell table:style-name="Default" office:value-type="string" calcext:value-type="string">
            <text:p>R_HatsukiIntro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R_HatsukiIntroWait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4" table:content-validation-name="val2" office:value-type="float" office:value="1" calcext:value-type="float">
            <text:p>1</text:p>
          </table:table-cell>
          <table:table-cell table:style-name="ce126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1" table:content-validation-name="val9" office:value-type="string" calcext:value-type="string">
            <text:p>ghost</text:p>
          </table:table-cell>
          <table:table-cell table:style-name="ce162" table:content-validation-name="val9" office:value-type="float" office:value="0" calcext:value-type="float">
            <text:p>0</text:p>
          </table:table-cell>
          <table:table-cell table:style-name="ce176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R_HatsukiIntroTur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6" table:content-validation-name="val2" office:value-type="float" office:value="1" calcext:value-type="float">
            <text:p>1</text:p>
          </table:table-cell>
          <table:table-cell table:style-name="ce127" table:content-validation-name="val4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ce92" table:content-validation-name="val9" office:value-type="string" calcext:value-type="string">
            <text:p>ghost</text:p>
          </table:table-cell>
          <table:table-cell table:style-name="ce99" table:content-validation-name="val9" office:value-type="string" calcext:value-type="string">
            <text:p>reset_facing</text:p>
          </table:table-cell>
          <table:table-cell table:style-name="ce177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6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03" table:content-validation-name="val2" office:value-type="float" office:value="1" calcext:value-type="float">
            <text:p>1</text:p>
          </table:table-cell>
          <table:table-cell table:style-name="ce129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35" table:content-validation-name="val9" office:value-type="string" calcext:value-type="string">
            <text:p>ghost</text:p>
          </table:table-cell>
          <table:table-cell table:number-columns-repeated="2" table:style-name="ce147" table:content-validation-name="val9" office:value-type="float" office:value="0" calcext:value-type="float">
            <text:p>0</text:p>
          </table:table-cell>
          <table:table-cell table:style-name="ce197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9" office:value-type="string" calcext:value-type="string">
            <text:p>ghost</text:p>
          </table:table-cell>
          <table:table-cell table:style-name="ce132" table:content-validation-name="val9" office:value-type="float" office:value="0" calcext:value-type="float">
            <text:p>0</text:p>
          </table:table-cell>
          <table:table-cell table:style-name="ce178" table:content-validation-name="val9" office:value-type="float" office:value="0" calcext:value-type="float">
            <text:p>0</text:p>
          </table:table-cell>
          <table:table-cell table:style-name="ce198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style-name="ce64" office:value-type="string" calcext:value-type="string">
            <text:p>V_laserM_Vfas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ce78" office:value-type="string" calcext:value-type="string">
            <text:p>V_laserXL_Vfa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ace_target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style-name="ce199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style-name="ce67" office:value-type="string" calcext:value-type="string">
            <text:p>V_laserM_Vfas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ce79" office:value-type="string" calcext:value-type="string">
            <text:p>V_laserXL_Vfa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-1" calcext:value-type="float">
            <text:p>-1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ace_target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2">
          <table:table-cell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/>
          <table:table-cell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12" office:value-type="string" calcext:value-type="string">
            <text:p>V_Alpha2_StrafeRandom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style-name="ce38" table:content-validation-name="val12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table:style-name="ce18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Alph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style-name="ce38" table:content-validation-name="val12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table:style-name="ce18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12" office:value-type="string" calcext:value-type="string">
            <text:p>V_Sigma1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4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4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12" office:value-type="string" calcext:value-type="string">
            <text:p>V_Sigm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Sigm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Sigm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office:value-type="string" calcext:value-type="string">
            <text:p>V_fire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ield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1_Berserk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3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12" office:value-type="string" calcext:value-type="string">
            <text:p>V_Be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9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2" office:value-type="string" calcext:value-type="string">
            <text:p>V_Beta2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M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2_Routine2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9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2" office:value-type="string" calcext:value-type="string">
            <text:p>V_Beta2_MoveBack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/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12" office:value-type="string" calcext:value-type="string">
            <text:p>V_Be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table:style-name="ce11" office:value-type="string" calcext:value-type="string">
            <text:p>V_fireball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2" office:value-type="string" calcext:value-type="string">
            <text:p>V_Bet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table:style-name="ce11" office:value-type="string" calcext:value-type="string">
            <text:p>V_fireball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oscillator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table:style-name="ce11" office:value-type="string" calcext:value-type="string">
            <text:p>V_laserXXL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Delta1_Exit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12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office:value-type="string" calcext:value-type="string">
            <text:p>V_laserXX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12" office:value-type="string" calcext:value-type="string">
            <text:p>V_Delt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string" calcext:value-type="string">
            <text:p>oscillato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12" office:value-type="string" calcext:value-type="string">
            <text:p>V_Delt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office:value-type="string" calcext:value-type="string">
            <text:p>V_laserXX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12" office:value-type="string" calcext:value-type="string">
            <text:p>V_Delt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string" calcext:value-type="string">
            <text:p>V_laserXX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2" office:value-type="string" calcext:value-type="string">
            <text:p>V_Gamm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Gamm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2" office:value-type="string" calcext:value-type="string">
            <text:p>V_Gamm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2" office:value-type="string" calcext:value-type="string">
            <text:p>V_Gamm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style-name="ce36" table:content-validation-name="val11"/>
          <table:table-cell table:style-name="ce37" table:content-validation-name="val11"/>
          <table:table-cell table:content-validation-name="val12" office:value-type="string" calcext:value-type="string">
            <text:p>V_AlphaGold_Intro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Intro_Warning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12" office:value-type="string" calcext:value-type="string">
            <text:p>V_AlphaGold_Intro_Aggressi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string" calcext:value-type="string">
            <text:p>V_laserL_V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12" office:value-type="float" office:value="0" calcext:value-type="float">
            <text:p>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12" office:value-type="string" calcext:value-type="string">
            <text:p>V_BetaGold_Intro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reeze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12" office:value-type="string" calcext:value-type="string">
            <text:p>V_BetaGold_Intro_Warning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BetaGold_Intro_Move2</text:p>
          </table:table-cell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12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reeze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12" office:value-type="string" calcext:value-type="string">
            <text:p>V_BetaGold_Intro_Las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12" office:value-type="string" calcext:value-type="string">
            <text:p>V_BetaGold_Intro_Aggressi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string" calcext:value-type="string">
            <text:p>Dial_Hub_Intro_0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office:value-type="string" calcext:value-type="string">
            <text:p>V_fire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float" office:value="0" calcext:value-type="float">
            <text:p>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string" calcext:value-type="string">
            <text:p>Dial_Hub_Intro_05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4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3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2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1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Phase1_Star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Gold_Phase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12" office:value-type="string" calcext:value-type="string">
            <text:p>V_BetaGold_Phase1_End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_fireball_V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_fireball_V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2" office:value-type="string" calcext:value-type="string">
            <text:p>V_BetaGold_Phase2_Pause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2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2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kill_bullets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calcext:conditional-formats>
          <calcext:conditional-format calcext:target-range-address="Feuille1.H29:Feuille1.H33 Feuille1.H41:Feuille1.H41 Feuille1.H44:Feuille1.H45 Feuille1.H47:Feuille1.H47 Feuille1.H49:Feuille1.H50 Feuille1.H53:Feuille1.H53 Feuille1.H55:Feuille1.H56 Feuille1.H59:Feuille1.H59 Feuille1.H62:Feuille1.H65 Feuille1.H70:Feuille1.H78 Feuille1.H81:Feuille1.H86 Feuille1.H122:Feuille1.H129 Feuille1.H131:Feuille1.H131">
            <calcext:condition calcext:apply-style-name="Cellule grisée" calcext:value="formula-is([.G29]=0)" calcext:base-cell-address="Feuille1.H29"/>
            <calcext:condition calcext:apply-style-name="Cellule invalide" calcext:value="formula-is(AND([.G29]&lt;&gt;0;[.H29]=&quot;&quot;))" calcext:base-cell-address="Feuille1.H29"/>
          </calcext:conditional-format>
          <calcext:conditional-format calcext:target-range-address="Feuille1.L29:Feuille1.L33 Feuille1.P29:Feuille1.P33 Feuille1.V29:Feuille1.V33 Feuille1.Z29:Feuille1.Z33 Feuille1.L41:Feuille1.L41 Feuille1.P41:Feuille1.P45 Feuille1.V41:Feuille1.V45 Feuille1.Z41:Feuille1.Z45 Feuille1.L44:Feuille1.L45 Feuille1.L47:Feuille1.L47 Feuille1.P47:Feuille1.P47 Feuille1.V47:Feuille1.V47 Feuille1.Z47:Feuille1.Z47 Feuille1.L49:Feuille1.L50 Feuille1.P49:Feuille1.P50 Feuille1.V49:Feuille1.V50 Feuille1.Z49:Feuille1.Z50 Feuille1.L53:Feuille1.L53 Feuille1.P53:Feuille1.P53 Feuille1.V53:Feuille1.V53 Feuille1.Z53:Feuille1.Z53 Feuille1.L55:Feuille1.L56 Feuille1.P55:Feuille1.P56 Feuille1.V55:Feuille1.V56 Feuille1.Z55:Feuille1.Z56 Feuille1.L59:Feuille1.L59 Feuille1.P59:Feuille1.P59 Feuille1.V59:Feuille1.V59 Feuille1.Z59:Feuille1.Z59 Feuille1.L62:Feuille1.L68 Feuille1.P62:Feuille1.P68 Feuille1.V62:Feuille1.V68 Feuille1.Z62:Feuille1.Z68 Feuille1.L70:Feuille1.L78 Feuille1.P70:Feuille1.P79 Feuille1.V70:Feuille1.V79 Feuille1.Z70:Feuille1.Z79 Feuille1.L81:Feuille1.L134 Feuille1.P81:Feuille1.P134 Feuille1.V81:Feuille1.V134 Feuille1.Z81:Feuille1.Z134">
            <calcext:condition calcext:apply-style-name="Cellule grisée" calcext:value="formula-is([.K29]=0)" calcext:base-cell-address="Feuille1.L29"/>
            <calcext:condition calcext:apply-style-name="Cellule invalide" calcext:value="formula-is(AND([.K29]&lt;&gt;0;[.L29]=&quot;&quot;))" calcext:base-cell-address="Feuille1.L29"/>
          </calcext:conditional-format>
          <calcext:conditional-format calcext:target-range-address="Feuille1.AA29:Feuille1.AA68 Feuille1.AA70:Feuille1.AA79 Feuille1.AA81:Feuille1.AA134 Feuille1.AF29:Feuille1.AF68 Feuille1.AJ29:Feuille1.AJ68 Feuille1.AJ70:Feuille1.AJ73 Feuille1.AJ75:Feuille1.AJ79 Feuille1.AF70:Feuille1.AH79 Feuille1.AJ81:Feuille1.AJ134 Feuille1.AG2:Feuille1.AI6 Feuille1.AG25:Feuille1.AH26 Feuille1.AG29:Feuille1.AH41 Feuille1.AH42:Feuille1.AH45 Feuille1.AG49:Feuille1.AH68 Feuille1.AG42:Feuille1.AG46 Feuille1.AG47:Feuille1.AH47 Feuille1.AG48:Feuille1.AG48 Feuille1.AQ29:Feuille1.AQ68 Feuille1.AM29:Feuille1.AM68 Feuille1.AQ70:Feuille1.AQ79 Feuille1.AM74:Feuille1.AM79 Feuille1.AM81:Feuille1.AM134 Feuille1.AQ81:Feuille1.AQ134 Feuille1.AM70:Feuille1.AM72 Feuille1.C33:Feuille1.C40 Feuille1.G34:Feuille1.G40 Feuille1.K34:Feuille1.K40 Feuille1.O34:Feuille1.O40 Feuille1.AG19:Feuille1.AG19 Feuille1.AG15:Feuille1.AG15 Feuille1.AG9:Feuille1.AI9 Feuille1.AF81:Feuille1.AH134">
            <calcext:condition calcext:apply-style-name="Cellule invalide" calcext:value="=&quot;&quot;" calcext:base-cell-address="Feuille1.C2"/>
          </calcext:conditional-format>
          <calcext:conditional-format calcext:target-range-address="Feuille1.AB29:Feuille1.AB68 Feuille1.AB70:Feuille1.AB79 Feuille1.AB81:Feuille1.AB134 Feuille1.AN81:Feuille1.AN134 Feuille1.AN29:Feuille1.AN68 Feuille1.AR29:Feuille1.AR68 Feuille1.AR70:Feuille1.AR79 Feuille1.AN71:Feuille1.AN79 Feuille1.AR81:Feuille1.AR134">
            <calcext:condition calcext:apply-style-name="Cellule grisée" calcext:value="formula-is([.AA29]=0)" calcext:base-cell-address="Feuille1.AB29"/>
            <calcext:condition calcext:apply-style-name="Cellule invalide" calcext:value="formula-is(AND([.AA29]&lt;&gt;0;[.AB29]=&quot;&quot;))" calcext:base-cell-address="Feuille1.AB29"/>
          </calcext:conditional-format>
          <calcext:conditional-format calcext:target-range-address="Feuille1.AC29:Feuille1.AC30 Feuille1.AS29:Feuille1.AS68 Feuille1.AC32:Feuille1.AC68 Feuille1.AO29:Feuille1.AO68 Feuille1.AC70:Feuille1.AC77 Feuille1.AO71:Feuille1.AO79 Feuille1.AS70:Feuille1.AS79 Feuille1.AC78:Feuille1.AC79 Feuille1.AC81:Feuille1.AC134 Feuille1.AO81:Feuille1.AO134 Feuille1.AS81:Feuille1.AS134">
            <calcext:condition calcext:apply-style-name="Cellule grisée" calcext:value="formula-is([.AA29]=0)" calcext:base-cell-address="Feuille1.AC29"/>
            <calcext:condition calcext:apply-style-name="Cellule invalide" calcext:value="formula-is(AND([.AA29]&lt;&gt;0;[.AC29]=&quot;&quot;))" calcext:base-cell-address="Feuille1.AC29"/>
          </calcext:conditional-format>
          <calcext:conditional-format calcext:target-range-address="Feuille1.AC31:Feuille1.AC31">
            <calcext:condition calcext:apply-style-name="Cellule grisée" calcext:value="formula-is(OR([.AA31]=0;[.AA31]=&quot;line&quot;))" calcext:base-cell-address="Feuille1.AC31"/>
            <calcext:condition calcext:apply-style-name="Cellule invalide" calcext:value="formula-is(AND([.AA31]&lt;&gt;0;[.AC31]=&quot;&quot;))" calcext:base-cell-address="Feuille1.AC31"/>
          </calcext:conditional-format>
          <calcext:conditional-format calcext:target-range-address="Feuille1.AD2:Feuille1.AD6 Feuille1.AD24:Feuille1.AD26 Feuille1.AD29:Feuille1.AD68 Feuille1.AD70:Feuille1.AD79 Feuille1.AD81:Feuille1.AD134 Feuille1.AP70:Feuille1.AP79 Feuille1.AP29:Feuille1.AP68 Feuille1.AT29:Feuille1.AT68 Feuille1.AT70:Feuille1.AT79 Feuille1.AP81:Feuille1.AP134 Feuille1.AT81:Feuille1.AT134 Feuille1.AD19:Feuille1.AD19 Feuille1.AD15:Feuille1.AD15 Feuille1.AD9:Feuille1.AD9">
            <calcext:condition calcext:apply-style-name="Cellule grisée" calcext:value="formula-is([.AA2]=0)" calcext:base-cell-address="Feuille1.AD2"/>
            <calcext:condition calcext:apply-style-name="Cellule invalide" calcext:value="formula-is(AND([.AA2]&lt;&gt;0;[.AD2]=&quot;&quot;))" calcext:base-cell-address="Feuille1.AD2"/>
          </calcext:conditional-format>
          <calcext:conditional-format calcext:target-range-address="Feuille1.AE2:Feuille1.AE6 Feuille1.AE24:Feuille1.AE26 Feuille1.AE29:Feuille1.AE68 Feuille1.AE70:Feuille1.AE79 Feuille1.AE81:Feuille1.AE134 Feuille1.AE19:Feuille1.AE19 Feuille1.AE15:Feuille1.AE15 Feuille1.AE9:Feuille1.AE9">
            <calcext:condition calcext:apply-style-name="Cellule grisée" calcext:value="formula-is(OR([.AA2]=0;[.AA2]=0=&quot;line&quot;;[.AA2]=0=&quot;circle&quot;))" calcext:base-cell-address="Feuille1.AE2"/>
            <calcext:condition calcext:apply-style-name="Cellule invalide" calcext:value="formula-is(AND([.AB2]&lt;&gt;0;[.AE2]=&quot;&quot;))" calcext:base-cell-address="Feuille1.AE2"/>
          </calcext:conditional-format>
          <calcext:conditional-format calcext:target-range-address="Feuille1.AL29:Feuille1.AL68 Feuille1.AL70:Feuille1.AL79 Feuille1.AL81:Feuille1.AL134">
            <calcext:condition calcext:apply-style-name="Cellule grisée" calcext:value="formula-is([.AK29]=0)" calcext:base-cell-address="Feuille1.AL29"/>
            <calcext:condition calcext:apply-style-name="Cellule invalide" calcext:value="formula-is(AND([.AK29]&lt;&gt;0;[.AL29]=&quot;&quot;))" calcext:base-cell-address="Feuille1.AL29"/>
          </calcext:conditional-format>
          <calcext:conditional-format calcext:target-range-address="Feuille1.AN70:Feuille1.AN70">
            <calcext:condition calcext:apply-style-name="Cellule grisée" calcext:value="formula-is(OR([.AM70]=0;[.AM70]=&quot;wakeUp&quot;))" calcext:base-cell-address="Feuille1.AN70"/>
            <calcext:condition calcext:apply-style-name="Cellule invalide" calcext:value="formula-is(AND([.AM70]&lt;&gt;0;[.AN70]=&quot;&quot;))" calcext:base-cell-address="Feuille1.AN70"/>
          </calcext:conditional-format>
          <calcext:conditional-format calcext:target-range-address="Feuille1.AO70:Feuille1.AO70">
            <calcext:condition calcext:apply-style-name="Cellule grisée" calcext:value="formula-is(OR([.AN70]=0;[.AN70]=&quot;wakeUp&quot;))" calcext:base-cell-address="Feuille1.AO70"/>
            <calcext:condition calcext:apply-style-name="Cellule invalide" calcext:value="formula-is(AND([.AN70]&lt;&gt;0;[.AO70]=&quot;&quot;))" calcext:base-cell-address="Feuille1.AO70"/>
          </calcext:conditional-format>
          <calcext:conditional-format calcext:target-range-address="Feuille1.C2:Feuille1.C6 Feuille1.K29:Feuille1.K33 Feuille1.O29:Feuille1.O33 Feuille1.AK29:Feuille1.AK68 Feuille1.C29:Feuille1.C32 Feuille1.G29:Feuille1.G33 Feuille1.W46:Feuille1.W46 Feuille1.W48:Feuille1.W48 Feuille1.W54:Feuille1.W54 Feuille1.S57:Feuille1.S58 Feuille1.W57:Feuille1.W58 Feuille1.C41:Feuille1.C68 Feuille1.G41:Feuille1.G68 Feuille1.K41:Feuille1.K68 Feuille1.O41:Feuille1.O68 Feuille1.G70:Feuille1.G79 Feuille1.K70:Feuille1.K79 Feuille1.O70:Feuille1.O79 Feuille1.AK70:Feuille1.AK79 Feuille1.C70:Feuille1.C79 Feuille1.K81:Feuille1.K134 Feuille1.O81:Feuille1.O134 Feuille1.AK81:Feuille1.AK134 Feuille1.C81:Feuille1.C134 Feuille1.G81:Feuille1.G134 Feuille1.S54:Feuille1.S54 Feuille1.S60:Feuille1.S61 Feuille1.W60:Feuille1.W61 Feuille1.C19:Feuille1.C19 Feuille1.C15:Feuille1.C15 Feuille1.C9:Feuille1.C9 Feuille1.C25:Feuille1.C25">
            <calcext:condition calcext:apply-style-name="Cellule invalide" calcext:value="formula-is([.C2]=&quot;&quot;)" calcext:base-cell-address="Feuille1.C2"/>
          </calcext:conditional-format>
          <calcext:conditional-format calcext:target-range-address="Feuille1.D81:Feuille1.D134 Feuille1.H132:Feuille1.H134 Feuille1.D29:Feuille1.D68 Feuille1.H34:Feuille1.H40 Feuille1.L34:Feuille1.L40 Feuille1.P34:Feuille1.P40 Feuille1.V34:Feuille1.V40 Feuille1.Z34:Feuille1.Z40 Feuille1.H42:Feuille1.H43 Feuille1.L42:Feuille1.L43 Feuille1.H46:Feuille1.H46 Feuille1.L46:Feuille1.L46 Feuille1.P46:Feuille1.P46 Feuille1.V46:Feuille1.V46 Feuille1.X46:Feuille1.X46 Feuille1.H48:Feuille1.H48 Feuille1.L48:Feuille1.L48 Feuille1.P48:Feuille1.P48 Feuille1.V48:Feuille1.V48 Feuille1.X48:Feuille1.X48 Feuille1.H51:Feuille1.H52 Feuille1.L51:Feuille1.L52 Feuille1.P51:Feuille1.P52 Feuille1.V51:Feuille1.V52 Feuille1.Z51:Feuille1.Z52 Feuille1.H54:Feuille1.H54 Feuille1.L54:Feuille1.L54 Feuille1.P54:Feuille1.P54 Feuille1.T54:Feuille1.T54 Feuille1.X54:Feuille1.X54 Feuille1.H57:Feuille1.H58 Feuille1.L57:Feuille1.L58 Feuille1.P57:Feuille1.P58 Feuille1.T57:Feuille1.T58 Feuille1.X57:Feuille1.X58 Feuille1.H60:Feuille1.H61 Feuille1.L60:Feuille1.L61 Feuille1.P60:Feuille1.P61 Feuille1.T60:Feuille1.T61 Feuille1.X60:Feuille1.X61 Feuille1.H66:Feuille1.H68 Feuille1.D70:Feuille1.D79 Feuille1.H79:Feuille1.H79 Feuille1.L79:Feuille1.L79 Feuille1.H87:Feuille1.H121 Feuille1.H130:Feuille1.H130">
            <calcext:condition calcext:apply-style-name="Cellule grisée" calcext:value="formula-is([.C29]=0)" calcext:base-cell-address="Feuille1.D29"/>
            <calcext:condition calcext:apply-style-name="Cellule invalide" calcext:value="formula-is(AND([.C29]&lt;&gt;0;[.D29]=&quot;&quot;))" calcext:base-cell-address="Feuille1.D29"/>
          </calcext:conditional-format>
          <calcext:conditional-format calcext:target-range-address="Feuille1.E29:Feuille1.E29 Feuille1.I30:Feuille1.I32 Feuille1.E31:Feuille1.E68 Feuille1.I33:Feuille1.J38 Feuille1.M29:Feuille1.N38 Feuille1.Q29:Feuille1.R38 Feuille1.I39:Feuille1.I50 Feuille1.M39:Feuille1.M40 Feuille1.Q39:Feuille1.Q40 Feuille1.M46:Feuille1.M46 Feuille1.Q46:Feuille1.Q46 Feuille1.M48:Feuille1.M48 Feuille1.Q48:Feuille1.Q48 Feuille1.I51:Feuille1.J52 Feuille1.Q49:Feuille1.R53 Feuille1.I53:Feuille1.I61 Feuille1.M54:Feuille1.M54 Feuille1.Q54:Feuille1.Q54 Feuille1.U54:Feuille1.U54 Feuille1.M57:Feuille1.M58 Feuille1.Q57:Feuille1.Q58 Feuille1.U57:Feuille1.U58 Feuille1.Y57:Feuille1.Y58 Feuille1.M60:Feuille1.M61 Feuille1.Q60:Feuille1.Q61 Feuille1.U60:Feuille1.U61 Feuille1.Y60:Feuille1.Y61 Feuille1.I63:Feuille1.I65 Feuille1.I66:Feuille1.J68 Feuille1.E70:Feuille1.E79 Feuille1.I79:Feuille1.I79 Feuille1.I87:Feuille1.I121 Feuille1.E81:Feuille1.E134 Feuille1.I130:Feuille1.I130 Feuille1.I132:Feuille1.I134 Feuille1.I29:Feuille1.J29 Feuille1.T29:Feuille1.U38 Feuille1.X29:Feuille1.Y38 Feuille1.T39:Feuille1.T40 Feuille1.X39:Feuille1.X40 Feuille1.M41:Feuille1.N45 Feuille1.Q41:Feuille1.R45 Feuille1.T41:Feuille1.U45 Feuille1.X41:Feuille1.Y45 Feuille1.T46:Feuille1.T46 Feuille1.Y46:Feuille1.Y46 Feuille1.M47:Feuille1.N47 Feuille1.Q47:Feuille1.R47 Feuille1.T47:Feuille1.U47 Feuille1.X47:Feuille1.Y47 Feuille1.T48:Feuille1.T48 Feuille1.Y48:Feuille1.Y48 Feuille1.M49:Feuille1.N53 Feuille1.T49:Feuille1.U53 Feuille1.X49:Feuille1.Y53 Feuille1.Y54:Feuille1.Y54 Feuille1.M55:Feuille1.N56 Feuille1.Q55:Feuille1.R56 Feuille1.T55:Feuille1.U56 Feuille1.X55:Feuille1.Y56 Feuille1.M59:Feuille1.N59 Feuille1.Q59:Feuille1.R59 Feuille1.T59:Feuille1.U59 Feuille1.X59:Feuille1.Y59 Feuille1.I62:Feuille1.J62 Feuille1.M62:Feuille1.N68 Feuille1.Q62:Feuille1.R68 Feuille1.T62:Feuille1.U68 Feuille1.X62:Feuille1.Y68 Feuille1.I70:Feuille1.J78 Feuille1.M70:Feuille1.N79 Feuille1.Q70:Feuille1.R79 Feuille1.T70:Feuille1.U79 Feuille1.X70:Feuille1.Y79 Feuille1.I81:Feuille1.J86 Feuille1.M81:Feuille1.N134 Feuille1.Q81:Feuille1.R134 Feuille1.T81:Feuille1.U134 Feuille1.X81:Feuille1.Y134 Feuille1.I122:Feuille1.J129 Feuille1.I131:Feuille1.J131">
            <calcext:condition calcext:apply-style-name="Cellule grisée" calcext:value="formula-is([.C29]=0)" calcext:base-cell-address="Feuille1.E29"/>
          </calcext:conditional-format>
          <calcext:conditional-format calcext:target-range-address="Feuille1.E30:Feuille1.E30">
            <calcext:condition calcext:apply-style-name="Cellule grisée" calcext:value="formula-is([.C30]=0)" calcext:base-cell-address="Feuille1.E30"/>
          </calcext:conditional-format>
          <calcext:conditional-format calcext:target-range-address="Feuille1.F29:Feuille1.F50 Feuille1.V54:Feuille1.V54 Feuille1.F53:Feuille1.F68 Feuille1.J57:Feuille1.J58 Feuille1.N57:Feuille1.N58 Feuille1.F70:Feuille1.F79 Feuille1.J87:Feuille1.J121 Feuille1.F81:Feuille1.F134 Feuille1.J130:Feuille1.J130 Feuille1.J39:Feuille1.J40 Feuille1.N39:Feuille1.N40 Feuille1.R39:Feuille1.R40 Feuille1.U39:Feuille1.U40 Feuille1.Y39:Feuille1.Y40 Feuille1.Z46:Feuille1.Z46 Feuille1.Z48:Feuille1.Z48 Feuille1.J54:Feuille1.J54 Feuille1.N54:Feuille1.N54 Feuille1.R54:Feuille1.R54 Feuille1.Z54:Feuille1.Z54 Feuille1.R57:Feuille1.R58 Feuille1.V57:Feuille1.V58 Feuille1.Z57:Feuille1.Z58 Feuille1.J60:Feuille1.J61 Feuille1.N60:Feuille1.N61 Feuille1.R60:Feuille1.R61 Feuille1.V60:Feuille1.V61 Feuille1.Z60:Feuille1.Z61 Feuille1.J132:Feuille1.J134">
            <calcext:condition calcext:apply-style-name="Cellule grisée" calcext:value="formula-is([.C29]=0)" calcext:base-cell-address="Feuille1.F29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AG24:Feuille1.AG24">
            <calcext:condition calcext:apply-style-name="Cellule invalide" calcext:value="=&quot;&quot;" calcext:base-cell-address="Feuille1.AG24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AD10:Feuille1.AD10">
            <calcext:condition calcext:apply-style-name="Cellule grisée" calcext:value="formula-is([.AA10]=0)" calcext:base-cell-address="Feuille1.AD10"/>
            <calcext:condition calcext:apply-style-name="Cellule invalide" calcext:value="formula-is(AND([.AA10]&lt;&gt;0;[.AD10]=&quot;&quot;))" calcext:base-cell-address="Feuille1.AD10"/>
          </calcext:conditional-format>
          <calcext:conditional-format calcext:target-range-address="Feuille1.AE10:Feuille1.AE10">
            <calcext:condition calcext:apply-style-name="Cellule grisée" calcext:value="formula-is(OR([.AA10]=0;[.AA10]=0=&quot;line&quot;;[.AA10]=0=&quot;circle&quot;))" calcext:base-cell-address="Feuille1.AE10"/>
            <calcext:condition calcext:apply-style-name="Cellule invalide" calcext:value="formula-is(AND([.AB10]&lt;&gt;0;[.AE10]=&quot;&quot;))" calcext:base-cell-address="Feuille1.AE10"/>
          </calcext:conditional-format>
          <calcext:conditional-format calcext:target-range-address="Feuille1.AG10:Feuille1.AG10">
            <calcext:condition calcext:apply-style-name="Cellule invalide" calcext:value="=&quot;&quot;" calcext:base-cell-address="Feuille1.AG10"/>
          </calcext:conditional-format>
          <calcext:conditional-format calcext:target-range-address="Feuille1.C11:Feuille1.C11">
            <calcext:condition calcext:apply-style-name="Cellule invalide" calcext:value="formula-is([.C11]=&quot;&quot;)" calcext:base-cell-address="Feuille1.C11"/>
          </calcext:conditional-format>
          <calcext:conditional-format calcext:target-range-address="Feuille1.AH11:Feuille1.AH11">
            <calcext:condition calcext:apply-style-name="Cellule invalide" calcext:value="=&quot;&quot;" calcext:base-cell-address="Feuille1.AH11"/>
          </calcext:conditional-format>
          <calcext:conditional-format calcext:target-range-address="Feuille1.AD11:Feuille1.AD11">
            <calcext:condition calcext:apply-style-name="Cellule grisée" calcext:value="formula-is([.AA11]=0)" calcext:base-cell-address="Feuille1.AD11"/>
            <calcext:condition calcext:apply-style-name="Cellule invalide" calcext:value="formula-is(AND([.AA11]&lt;&gt;0;[.AD11]=&quot;&quot;))" calcext:base-cell-address="Feuille1.AD11"/>
          </calcext:conditional-format>
          <calcext:conditional-format calcext:target-range-address="Feuille1.AE11:Feuille1.AE11">
            <calcext:condition calcext:apply-style-name="Cellule grisée" calcext:value="formula-is(OR([.AA11]=0;[.AA11]=0=&quot;line&quot;;[.AA11]=0=&quot;circle&quot;))" calcext:base-cell-address="Feuille1.AE11"/>
            <calcext:condition calcext:apply-style-name="Cellule invalide" calcext:value="formula-is(AND([.AB11]&lt;&gt;0;[.AE11]=&quot;&quot;))" calcext:base-cell-address="Feuille1.AE11"/>
          </calcext:conditional-format>
          <calcext:conditional-format calcext:target-range-address="Feuille1.AG11:Feuille1.AG11">
            <calcext:condition calcext:apply-style-name="Cellule invalide" calcext:value="=&quot;&quot;" calcext:base-cell-address="Feuille1.AG11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AG20:Feuille1.AG20">
            <calcext:condition calcext:apply-style-name="Cellule invalide" calcext:value="=&quot;&quot;" calcext:base-cell-address="Feuille1.AG20"/>
          </calcext:conditional-format>
          <calcext:conditional-format calcext:target-range-address="Feuille1.AD20:Feuille1.AD20">
            <calcext:condition calcext:apply-style-name="Cellule grisée" calcext:value="formula-is([.AA20]=0)" calcext:base-cell-address="Feuille1.AD20"/>
            <calcext:condition calcext:apply-style-name="Cellule invalide" calcext:value="formula-is(AND([.AA20]&lt;&gt;0;[.AD20]=&quot;&quot;))" calcext:base-cell-address="Feuille1.AD20"/>
          </calcext:conditional-format>
          <calcext:conditional-format calcext:target-range-address="Feuille1.AE20:Feuille1.AE20">
            <calcext:condition calcext:apply-style-name="Cellule grisée" calcext:value="formula-is(OR([.AA20]=0;[.AA20]=0=&quot;line&quot;;[.AA20]=0=&quot;circle&quot;))" calcext:base-cell-address="Feuille1.AE20"/>
            <calcext:condition calcext:apply-style-name="Cellule invalide" calcext:value="formula-is(AND([.AB20]&lt;&gt;0;[.AE20]=&quot;&quot;))" calcext:base-cell-address="Feuille1.AE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AG21:Feuille1.AG21">
            <calcext:condition calcext:apply-style-name="Cellule invalide" calcext:value="=&quot;&quot;" calcext:base-cell-address="Feuille1.AG21"/>
          </calcext:conditional-format>
          <calcext:conditional-format calcext:target-range-address="Feuille1.AD21:Feuille1.AD21">
            <calcext:condition calcext:apply-style-name="Cellule grisée" calcext:value="formula-is([.AA21]=0)" calcext:base-cell-address="Feuille1.AD21"/>
            <calcext:condition calcext:apply-style-name="Cellule invalide" calcext:value="formula-is(AND([.AA21]&lt;&gt;0;[.AD21]=&quot;&quot;))" calcext:base-cell-address="Feuille1.AD21"/>
          </calcext:conditional-format>
          <calcext:conditional-format calcext:target-range-address="Feuille1.AE21:Feuille1.AE21">
            <calcext:condition calcext:apply-style-name="Cellule grisée" calcext:value="formula-is(OR([.AA21]=0;[.AA21]=0=&quot;line&quot;;[.AA21]=0=&quot;circle&quot;))" calcext:base-cell-address="Feuille1.AE21"/>
            <calcext:condition calcext:apply-style-name="Cellule invalide" calcext:value="formula-is(AND([.AB21]&lt;&gt;0;[.AE21]=&quot;&quot;))" calcext:base-cell-address="Feuille1.AE21"/>
          </calcext:conditional-format>
          <calcext:conditional-format calcext:target-range-address="Feuille1.AH21:Feuille1.AH21">
            <calcext:condition calcext:apply-style-name="Cellule invalide" calcext:value="=&quot;&quot;" calcext:base-cell-address="Feuille1.AH21"/>
          </calcext:conditional-format>
          <calcext:conditional-format calcext:target-range-address="Feuille1.AG16:Feuille1.AG16">
            <calcext:condition calcext:apply-style-name="Cellule invalide" calcext:value="=&quot;&quot;" calcext:base-cell-address="Feuille1.AG16"/>
          </calcext:conditional-format>
          <calcext:conditional-format calcext:target-range-address="Feuille1.AD16:Feuille1.AD16">
            <calcext:condition calcext:apply-style-name="Cellule grisée" calcext:value="formula-is([.AA16]=0)" calcext:base-cell-address="Feuille1.AD16"/>
            <calcext:condition calcext:apply-style-name="Cellule invalide" calcext:value="formula-is(AND([.AA16]&lt;&gt;0;[.AD16]=&quot;&quot;))" calcext:base-cell-address="Feuille1.AD16"/>
          </calcext:conditional-format>
          <calcext:conditional-format calcext:target-range-address="Feuille1.AE16:Feuille1.AE16">
            <calcext:condition calcext:apply-style-name="Cellule grisée" calcext:value="formula-is(OR([.AA16]=0;[.AA16]=0=&quot;line&quot;;[.AA16]=0=&quot;circle&quot;))" calcext:base-cell-address="Feuille1.AE16"/>
            <calcext:condition calcext:apply-style-name="Cellule invalide" calcext:value="formula-is(AND([.AB16]&lt;&gt;0;[.AE16]=&quot;&quot;))" calcext:base-cell-address="Feuille1.AE16"/>
          </calcext:conditional-format>
          <calcext:conditional-format calcext:target-range-address="Feuille1.C16:Feuille1.C16">
            <calcext:condition calcext:apply-style-name="Cellule invalide" calcext:value="formula-is([.C16]=&quot;&quot;)" calcext:base-cell-address="Feuille1.C16"/>
          </calcext:conditional-format>
          <calcext:conditional-format calcext:target-range-address="Feuille1.AG17:Feuille1.AG17">
            <calcext:condition calcext:apply-style-name="Cellule invalide" calcext:value="=&quot;&quot;" calcext:base-cell-address="Feuille1.AG17"/>
          </calcext:conditional-format>
          <calcext:conditional-format calcext:target-range-address="Feuille1.AD17:Feuille1.AD17">
            <calcext:condition calcext:apply-style-name="Cellule grisée" calcext:value="formula-is([.AA17]=0)" calcext:base-cell-address="Feuille1.AD17"/>
            <calcext:condition calcext:apply-style-name="Cellule invalide" calcext:value="formula-is(AND([.AA17]&lt;&gt;0;[.AD17]=&quot;&quot;))" calcext:base-cell-address="Feuille1.AD17"/>
          </calcext:conditional-format>
          <calcext:conditional-format calcext:target-range-address="Feuille1.AE17:Feuille1.AE17">
            <calcext:condition calcext:apply-style-name="Cellule grisée" calcext:value="formula-is(OR([.AA17]=0;[.AA17]=0=&quot;line&quot;;[.AA17]=0=&quot;circle&quot;))" calcext:base-cell-address="Feuille1.AE17"/>
            <calcext:condition calcext:apply-style-name="Cellule invalide" calcext:value="formula-is(AND([.AB17]&lt;&gt;0;[.AE17]=&quot;&quot;))" calcext:base-cell-address="Feuille1.AE1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AH16:Feuille1.AH16">
            <calcext:condition calcext:apply-style-name="Cellule invalide" calcext:value="=&quot;&quot;" calcext:base-cell-address="Feuille1.AH16"/>
          </calcext:conditional-format>
          <calcext:conditional-format calcext:target-range-address="Feuille1.C12:Feuille1.C12">
            <calcext:condition calcext:apply-style-name="Cellule invalide" calcext:value="formula-is([.C12]=&quot;&quot;)" calcext:base-cell-address="Feuille1.C12"/>
          </calcext:conditional-format>
          <calcext:conditional-format calcext:target-range-address="Feuille1.AD12:Feuille1.AD12">
            <calcext:condition calcext:apply-style-name="Cellule grisée" calcext:value="formula-is([.AA12]=0)" calcext:base-cell-address="Feuille1.AD12"/>
            <calcext:condition calcext:apply-style-name="Cellule invalide" calcext:value="formula-is(AND([.AA12]&lt;&gt;0;[.AD12]=&quot;&quot;))" calcext:base-cell-address="Feuille1.AD12"/>
          </calcext:conditional-format>
          <calcext:conditional-format calcext:target-range-address="Feuille1.AE12:Feuille1.AE12">
            <calcext:condition calcext:apply-style-name="Cellule grisée" calcext:value="formula-is(OR([.AA12]=0;[.AA12]=0=&quot;line&quot;;[.AA12]=0=&quot;circle&quot;))" calcext:base-cell-address="Feuille1.AE12"/>
            <calcext:condition calcext:apply-style-name="Cellule invalide" calcext:value="formula-is(AND([.AB12]&lt;&gt;0;[.AE12]=&quot;&quot;))" calcext:base-cell-address="Feuille1.AE12"/>
          </calcext:conditional-format>
          <calcext:conditional-format calcext:target-range-address="Feuille1.AG12:Feuille1.AG12">
            <calcext:condition calcext:apply-style-name="Cellule invalide" calcext:value="=&quot;&quot;" calcext:base-cell-address="Feuille1.AG12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AD13:Feuille1.AD13">
            <calcext:condition calcext:apply-style-name="Cellule grisée" calcext:value="formula-is([.AA13]=0)" calcext:base-cell-address="Feuille1.AD13"/>
            <calcext:condition calcext:apply-style-name="Cellule invalide" calcext:value="formula-is(AND([.AA13]&lt;&gt;0;[.AD13]=&quot;&quot;))" calcext:base-cell-address="Feuille1.AD13"/>
          </calcext:conditional-format>
          <calcext:conditional-format calcext:target-range-address="Feuille1.AE13:Feuille1.AE13">
            <calcext:condition calcext:apply-style-name="Cellule grisée" calcext:value="formula-is(OR([.AA13]=0;[.AA13]=0=&quot;line&quot;;[.AA13]=0=&quot;circle&quot;))" calcext:base-cell-address="Feuille1.AE13"/>
            <calcext:condition calcext:apply-style-name="Cellule invalide" calcext:value="formula-is(AND([.AB13]&lt;&gt;0;[.AE13]=&quot;&quot;))" calcext:base-cell-address="Feuille1.AE13"/>
          </calcext:conditional-format>
          <calcext:conditional-format calcext:target-range-address="Feuille1.AG13:Feuille1.AG13">
            <calcext:condition calcext:apply-style-name="Cellule invalide" calcext:value="=&quot;&quot;" calcext:base-cell-address="Feuille1.AG13"/>
          </calcext:conditional-format>
          <calcext:conditional-format calcext:target-range-address="Feuille1.AH24:Feuille1.AH24">
            <calcext:condition calcext:apply-style-name="Cellule invalide" calcext:value="=&quot;&quot;" calcext:base-cell-address="Feuille1.AH2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AD14:Feuille1.AD14">
            <calcext:condition calcext:apply-style-name="Cellule grisée" calcext:value="formula-is([.AA14]=0)" calcext:base-cell-address="Feuille1.AD14"/>
            <calcext:condition calcext:apply-style-name="Cellule invalide" calcext:value="formula-is(AND([.AA14]&lt;&gt;0;[.AD14]=&quot;&quot;))" calcext:base-cell-address="Feuille1.AD14"/>
          </calcext:conditional-format>
          <calcext:conditional-format calcext:target-range-address="Feuille1.AE14:Feuille1.AE14">
            <calcext:condition calcext:apply-style-name="Cellule grisée" calcext:value="formula-is(OR([.AA14]=0;[.AA14]=0=&quot;line&quot;;[.AA14]=0=&quot;circle&quot;))" calcext:base-cell-address="Feuille1.AE14"/>
            <calcext:condition calcext:apply-style-name="Cellule invalide" calcext:value="formula-is(AND([.AB14]&lt;&gt;0;[.AE14]=&quot;&quot;))" calcext:base-cell-address="Feuille1.AE14"/>
          </calcext:conditional-format>
          <calcext:conditional-format calcext:target-range-address="Feuille1.AG14:Feuille1.AG14">
            <calcext:condition calcext:apply-style-name="Cellule invalide" calcext:value="=&quot;&quot;" calcext:base-cell-address="Feuille1.AG14"/>
          </calcext:conditional-format>
          <calcext:conditional-format calcext:target-range-address="Feuille1.AG18:Feuille1.AG18">
            <calcext:condition calcext:apply-style-name="Cellule invalide" calcext:value="=&quot;&quot;" calcext:base-cell-address="Feuille1.AG18"/>
          </calcext:conditional-format>
          <calcext:conditional-format calcext:target-range-address="Feuille1.AD18:Feuille1.AD18">
            <calcext:condition calcext:apply-style-name="Cellule grisée" calcext:value="formula-is([.AA18]=0)" calcext:base-cell-address="Feuille1.AD18"/>
            <calcext:condition calcext:apply-style-name="Cellule invalide" calcext:value="formula-is(AND([.AA18]&lt;&gt;0;[.AD18]=&quot;&quot;))" calcext:base-cell-address="Feuille1.AD18"/>
          </calcext:conditional-format>
          <calcext:conditional-format calcext:target-range-address="Feuille1.AE18:Feuille1.AE18">
            <calcext:condition calcext:apply-style-name="Cellule grisée" calcext:value="formula-is(OR([.AA18]=0;[.AA18]=0=&quot;line&quot;;[.AA18]=0=&quot;circle&quot;))" calcext:base-cell-address="Feuille1.AE18"/>
            <calcext:condition calcext:apply-style-name="Cellule invalide" calcext:value="formula-is(AND([.AB18]&lt;&gt;0;[.AE18]=&quot;&quot;))" calcext:base-cell-address="Feuille1.AE18"/>
          </calcext:conditional-format>
          <calcext:conditional-format calcext:target-range-address="Feuille1.C18:Feuille1.C18">
            <calcext:condition calcext:apply-style-name="Cellule invalide" calcext:value="formula-is([.C18]=&quot;&quot;)" calcext:base-cell-address="Feuille1.C18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AG22:Feuille1.AG22">
            <calcext:condition calcext:apply-style-name="Cellule invalide" calcext:value="=&quot;&quot;" calcext:base-cell-address="Feuille1.AG22"/>
          </calcext:conditional-format>
          <calcext:conditional-format calcext:target-range-address="Feuille1.AD22:Feuille1.AD22">
            <calcext:condition calcext:apply-style-name="Cellule grisée" calcext:value="formula-is([.AA22]=0)" calcext:base-cell-address="Feuille1.AD22"/>
            <calcext:condition calcext:apply-style-name="Cellule invalide" calcext:value="formula-is(AND([.AA22]&lt;&gt;0;[.AD22]=&quot;&quot;))" calcext:base-cell-address="Feuille1.AD22"/>
          </calcext:conditional-format>
          <calcext:conditional-format calcext:target-range-address="Feuille1.AE22:Feuille1.AE22">
            <calcext:condition calcext:apply-style-name="Cellule grisée" calcext:value="formula-is(OR([.AA22]=0;[.AA22]=0=&quot;line&quot;;[.AA22]=0=&quot;circle&quot;))" calcext:base-cell-address="Feuille1.AE22"/>
            <calcext:condition calcext:apply-style-name="Cellule invalide" calcext:value="formula-is(AND([.AB22]&lt;&gt;0;[.AE22]=&quot;&quot;))" calcext:base-cell-address="Feuille1.AE22"/>
          </calcext:conditional-format>
          <calcext:conditional-format calcext:target-range-address="Feuille1.AH22:Feuille1.AI22">
            <calcext:condition calcext:apply-style-name="Cellule invalide" calcext:value="=&quot;&quot;" calcext:base-cell-address="Feuille1.AH22"/>
          </calcext:conditional-format>
          <calcext:conditional-format calcext:target-range-address="Feuille1.AH10:Feuille1.AH10">
            <calcext:condition calcext:apply-style-name="Cellule invalide" calcext:value="=&quot;&quot;" calcext:base-cell-address="Feuille1.AH10"/>
          </calcext:conditional-format>
          <calcext:conditional-format calcext:target-range-address="Feuille1.AH15:Feuille1.AH15">
            <calcext:condition calcext:apply-style-name="Cellule invalide" calcext:value="=&quot;&quot;" calcext:base-cell-address="Feuille1.AH15"/>
          </calcext:conditional-format>
          <calcext:conditional-format calcext:target-range-address="Feuille1.AH17:Feuille1.AH17">
            <calcext:condition calcext:apply-style-name="Cellule invalide" calcext:value="=&quot;&quot;" calcext:base-cell-address="Feuille1.AH17"/>
          </calcext:conditional-format>
          <calcext:conditional-format calcext:target-range-address="Feuille1.AH18:Feuille1.AI18">
            <calcext:condition calcext:apply-style-name="Cellule invalide" calcext:value="=&quot;&quot;" calcext:base-cell-address="Feuille1.AH18"/>
          </calcext:conditional-format>
          <calcext:conditional-format calcext:target-range-address="Feuille1.AH19:Feuille1.AH19">
            <calcext:condition calcext:apply-style-name="Cellule invalide" calcext:value="=&quot;&quot;" calcext:base-cell-address="Feuille1.AH19"/>
          </calcext:conditional-format>
          <calcext:conditional-format calcext:target-range-address="Feuille1.AH20:Feuille1.AH20">
            <calcext:condition calcext:apply-style-name="Cellule invalide" calcext:value="=&quot;&quot;" calcext:base-cell-address="Feuille1.AH20"/>
          </calcext:conditional-format>
          <calcext:conditional-format calcext:target-range-address="Feuille1.AH14:Feuille1.AI14">
            <calcext:condition calcext:apply-style-name="Cellule invalide" calcext:value="=&quot;&quot;" calcext:base-cell-address="Feuille1.AH14"/>
          </calcext:conditional-format>
          <calcext:conditional-format calcext:target-range-address="Feuille1.AH13:Feuille1.AH13">
            <calcext:condition calcext:apply-style-name="Cellule invalide" calcext:value="=&quot;&quot;" calcext:base-cell-address="Feuille1.AH13"/>
          </calcext:conditional-format>
          <calcext:conditional-format calcext:target-range-address="Feuille1.AH12:Feuille1.AH12">
            <calcext:condition calcext:apply-style-name="Cellule invalide" calcext:value="=&quot;&quot;" calcext:base-cell-address="Feuille1.AH12"/>
          </calcext:conditional-format>
          <calcext:conditional-format calcext:target-range-address="Feuille1.AI10:Feuille1.AI10">
            <calcext:condition calcext:apply-style-name="Cellule invalide" calcext:value="=&quot;&quot;" calcext:base-cell-address="Feuille1.AI10"/>
          </calcext:conditional-format>
          <calcext:conditional-format calcext:target-range-address="Feuille1.AI11:Feuille1.AI11">
            <calcext:condition calcext:apply-style-name="Cellule invalide" calcext:value="=&quot;&quot;" calcext:base-cell-address="Feuille1.AI11"/>
          </calcext:conditional-format>
          <calcext:conditional-format calcext:target-range-address="Feuille1.AI12:Feuille1.AI12">
            <calcext:condition calcext:apply-style-name="Cellule invalide" calcext:value="=&quot;&quot;" calcext:base-cell-address="Feuille1.AI12"/>
          </calcext:conditional-format>
          <calcext:conditional-format calcext:target-range-address="Feuille1.AI13:Feuille1.AI13">
            <calcext:condition calcext:apply-style-name="Cellule invalide" calcext:value="=&quot;&quot;" calcext:base-cell-address="Feuille1.AI13"/>
          </calcext:conditional-format>
          <calcext:conditional-format calcext:target-range-address="Feuille1.AI15:Feuille1.AI15">
            <calcext:condition calcext:apply-style-name="Cellule invalide" calcext:value="=&quot;&quot;" calcext:base-cell-address="Feuille1.AI15"/>
          </calcext:conditional-format>
          <calcext:conditional-format calcext:target-range-address="Feuille1.AI16:Feuille1.AI16">
            <calcext:condition calcext:apply-style-name="Cellule invalide" calcext:value="=&quot;&quot;" calcext:base-cell-address="Feuille1.AI16"/>
          </calcext:conditional-format>
          <calcext:conditional-format calcext:target-range-address="Feuille1.AI17:Feuille1.AI17">
            <calcext:condition calcext:apply-style-name="Cellule invalide" calcext:value="=&quot;&quot;" calcext:base-cell-address="Feuille1.AI17"/>
          </calcext:conditional-format>
          <calcext:conditional-format calcext:target-range-address="Feuille1.AI19:Feuille1.AI19">
            <calcext:condition calcext:apply-style-name="Cellule invalide" calcext:value="=&quot;&quot;" calcext:base-cell-address="Feuille1.AI19"/>
          </calcext:conditional-format>
          <calcext:conditional-format calcext:target-range-address="Feuille1.AI20:Feuille1.AI20">
            <calcext:condition calcext:apply-style-name="Cellule invalide" calcext:value="=&quot;&quot;" calcext:base-cell-address="Feuille1.AI20"/>
          </calcext:conditional-format>
          <calcext:conditional-format calcext:target-range-address="Feuille1.AI21:Feuille1.AI21">
            <calcext:condition calcext:apply-style-name="Cellule invalide" calcext:value="=&quot;&quot;" calcext:base-cell-address="Feuille1.AI21"/>
          </calcext:conditional-format>
          <calcext:conditional-format calcext:target-range-address="Feuille1.AI25:Feuille1.AI26">
            <calcext:condition calcext:apply-style-name="Cellule invalide" calcext:value="=&quot;&quot;" calcext:base-cell-address="Feuille1.AI25"/>
          </calcext:conditional-format>
          <calcext:conditional-format calcext:target-range-address="Feuille1.AI24:Feuille1.AI24">
            <calcext:condition calcext:apply-style-name="Cellule invalide" calcext:value="=&quot;&quot;" calcext:base-cell-address="Feuille1.AI24"/>
          </calcext:conditional-format>
          <calcext:conditional-format calcext:target-range-address="Feuille1.AI29:Feuille1.AI45">
            <calcext:condition calcext:apply-style-name="Cellule invalide" calcext:value="=&quot;&quot;" calcext:base-cell-address="Feuille1.AI29"/>
          </calcext:conditional-format>
          <calcext:conditional-format calcext:target-range-address="Feuille1.C26:Feuille1.C26">
            <calcext:condition calcext:apply-style-name="Cellule invalide" calcext:value="formula-is([.C26]=&quot;&quot;)" calcext:base-cell-address="Feuille1.C26"/>
          </calcext:conditional-format>
          <calcext:conditional-format calcext:target-range-address="Feuille1.D25:Feuille1.D25">
            <calcext:condition calcext:apply-style-name="Cellule grisée" calcext:value="formula-is([.C25]=0)" calcext:base-cell-address="Feuille1.D25"/>
            <calcext:condition calcext:apply-style-name="Cellule invalide" calcext:value="formula-is(AND([.C25]&lt;&gt;0;[.D25]=&quot;&quot;))" calcext:base-cell-address="Feuille1.D25"/>
          </calcext:conditional-format>
          <calcext:conditional-format calcext:target-range-address="Feuille1.H25:Feuille1.H25">
            <calcext:condition calcext:apply-style-name="Cellule grisée" calcext:value="formula-is([.G25]=0)" calcext:base-cell-address="Feuille1.H25"/>
            <calcext:condition calcext:apply-style-name="Cellule invalide" calcext:value="formula-is(AND([.G25]&lt;&gt;0;[.H25]=&quot;&quot;))" calcext:base-cell-address="Feuille1.H25"/>
          </calcext:conditional-format>
          <calcext:conditional-format calcext:target-range-address="Feuille1.H26:Feuille1.H26">
            <calcext:condition calcext:apply-style-name="Cellule grisée" calcext:value="formula-is([.G26]=0)" calcext:base-cell-address="Feuille1.H26"/>
            <calcext:condition calcext:apply-style-name="Cellule invalide" calcext:value="formula-is(AND([.G26]&lt;&gt;0;[.H26]=&quot;&quot;))" calcext:base-cell-address="Feuille1.H26"/>
          </calcext:conditional-format>
          <calcext:conditional-format calcext:target-range-address="Feuille1.D26:Feuille1.D26">
            <calcext:condition calcext:apply-style-name="Cellule grisée" calcext:value="formula-is([.C26]=0)" calcext:base-cell-address="Feuille1.D26"/>
            <calcext:condition calcext:apply-style-name="Cellule invalide" calcext:value="formula-is(AND([.C26]&lt;&gt;0;[.D26]=&quot;&quot;))" calcext:base-cell-address="Feuille1.D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01:13:31.9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6T01:13:45.607000000</dc:date>
    <meta:editing-duration>PT11H19M54S</meta:editing-duration>
    <meta:editing-cycles>453</meta:editing-cycles>
    <meta:document-statistic meta:table-count="1" meta:cell-count="3997" meta:object-count="0"/>
  </office:meta>
</office:document-meta>
</file>